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25"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9" style:family="paragraph" style:parent-style-name="Standard">
      <style:text-properties fo:color="#000000" loext:opacity="100%" style:font-name="Liberation Serif" officeooo:rsid="00b1b95f" officeooo:paragraph-rsid="00b1b95f" fo:background-color="#fffffe"/>
    </style:style>
    <style:style style:name="P30" style:family="paragraph" style:parent-style-name="Standard">
      <style:text-properties fo:color="#000000" loext:opacity="100%" style:font-name="Liberation Serif" officeooo:rsid="00b1b95f" officeooo:paragraph-rsid="00c20060" fo:background-color="#fffffe"/>
    </style:style>
    <style:style style:name="P31" style:family="paragraph" style:parent-style-name="Standard">
      <style:text-properties fo:color="#000000" loext:opacity="100%" style:font-name="Liberation Serif" officeooo:paragraph-rsid="00b8d30e" fo:background-color="#fffffe"/>
    </style:style>
    <style:style style:name="P32" style:family="paragraph" style:parent-style-name="Standard">
      <style:text-properties fo:color="#000000" loext:opacity="100%" style:font-name="Liberation Serif" officeooo:paragraph-rsid="00be9893" fo:background-color="#fffffe"/>
    </style:style>
    <style:style style:name="P33" style:family="paragraph" style:parent-style-name="Standard">
      <style:text-properties fo:color="#000000" loext:opacity="100%" style:font-name="Liberation Serif" officeooo:paragraph-rsid="00c18097" fo:background-color="#fffffe"/>
    </style:style>
    <style:style style:name="P34" style:family="paragraph" style:parent-style-name="Standard">
      <style:text-properties fo:color="#000000" loext:opacity="100%" style:font-name="Liberation Serif" officeooo:paragraph-rsid="00c20060" fo:background-color="#fffffe"/>
    </style:style>
    <style:style style:name="P35" style:family="paragraph" style:parent-style-name="Standard">
      <style:text-properties fo:color="#000000" loext:opacity="100%" style:font-name="Liberation Serif" officeooo:paragraph-rsid="00c4b776" fo:background-color="#fffffe"/>
    </style:style>
    <style:style style:name="P36" style:family="paragraph" style:parent-style-name="Standard">
      <style:text-properties fo:color="#000000" loext:opacity="100%" style:font-name="Liberation Serif" officeooo:paragraph-rsid="00dca49b" fo:background-color="#fffffe"/>
    </style:style>
    <style:style style:name="P37" style:family="paragraph" style:parent-style-name="Standard">
      <style:text-properties fo:color="#000000" loext:opacity="100%" style:font-name="Liberation Serif" officeooo:paragraph-rsid="00e18b38" fo:background-color="#fffffe"/>
    </style:style>
    <style:style style:name="P38" style:family="paragraph" style:parent-style-name="Standard">
      <style:text-properties fo:color="#000000" loext:opacity="100%" style:font-name="Liberation Serif" officeooo:rsid="0169bf03" fo:background-color="#fffffe"/>
    </style:style>
    <style:style style:name="P39" style:family="paragraph" style:parent-style-name="Standard">
      <style:text-properties fo:color="#000000" loext:opacity="100%" style:font-name="Liberation Serif" officeooo:rsid="016a51fb" fo:background-color="#fffffe"/>
    </style:style>
    <style:style style:name="P40" style:family="paragraph" style:parent-style-name="Standard">
      <style:text-properties fo:color="#000000" loext:opacity="100%" style:font-name="Liberation Serif" officeooo:paragraph-rsid="0187db24" fo:background-color="#fffffe"/>
    </style:style>
    <style:style style:name="P41" style:family="paragraph" style:parent-style-name="Standard">
      <style:text-properties fo:color="#000000" loext:opacity="100%" style:font-name="Liberation Serif" officeooo:paragraph-rsid="019d5311" fo:background-color="#fffffe"/>
    </style:style>
    <style:style style:name="P42" style:family="paragraph" style:parent-style-name="Standard">
      <style:text-properties fo:color="#000000" loext:opacity="100%" style:font-name="Liberation Serif" officeooo:paragraph-rsid="0111b712" fo:background-color="#fffffe"/>
    </style:style>
    <style:style style:name="P43" style:family="paragraph" style:parent-style-name="Standard">
      <style:text-properties fo:color="#000000" loext:opacity="100%" style:font-name="Liberation Serif" officeooo:paragraph-rsid="01252fab" fo:background-color="#fffffe"/>
    </style:style>
    <style:style style:name="P44" style:family="paragraph" style:parent-style-name="Standard">
      <style:text-properties fo:color="#000000" loext:opacity="100%" style:font-name="Liberation Serif" officeooo:paragraph-rsid="01a7ec2a" fo:background-color="#fffffe"/>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31"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3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4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9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203"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4"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26"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30"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31"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37"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8"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4"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5"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249"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50"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52"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3"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6"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7"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1"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62"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5"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70"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73"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74"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81"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84"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5"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88"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center" style:justify-single-word="false"/>
      <style:text-properties style:font-name="Liberation Serif" fo:font-size="12pt" fo:font-weight="normal" officeooo:paragraph-rsid="015c6710"/>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18"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19"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20"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21"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22" style:family="paragraph" style:parent-style-name="Standard">
      <style:paragraph-properties fo:text-align="start" style:justify-single-word="false"/>
      <style:text-properties officeooo:paragraph-rsid="00c20060"/>
    </style:style>
    <style:style style:name="P323" style:family="paragraph" style:parent-style-name="Standard">
      <style:paragraph-properties fo:text-align="start" style:justify-single-word="false"/>
      <style:text-properties officeooo:paragraph-rsid="01403150"/>
    </style:style>
    <style:style style:name="P324"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25"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26"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3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3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3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39"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4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8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8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90"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0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0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1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2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2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2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2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2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28"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29" style:family="paragraph" style:parent-style-name="Standard">
      <style:paragraph-properties fo:text-align="center" style:justify-single-word="false"/>
      <style:text-properties officeooo:paragraph-rsid="007e6070"/>
    </style:style>
    <style:style style:name="P430" style:family="paragraph" style:parent-style-name="Standard">
      <style:paragraph-properties fo:text-align="center" style:justify-single-word="false"/>
      <style:text-properties officeooo:paragraph-rsid="009e45dd"/>
    </style:style>
    <style:style style:name="P431" style:family="paragraph" style:parent-style-name="Standard">
      <style:paragraph-properties fo:text-align="center" style:justify-single-word="false"/>
      <style:text-properties officeooo:paragraph-rsid="00a36996"/>
    </style:style>
    <style:style style:name="P432" style:family="paragraph" style:parent-style-name="Standard">
      <style:paragraph-properties fo:text-align="center" style:justify-single-word="false"/>
      <style:text-properties officeooo:paragraph-rsid="00ac631a"/>
    </style:style>
    <style:style style:name="P433" style:family="paragraph" style:parent-style-name="Standard">
      <style:paragraph-properties fo:text-align="center" style:justify-single-word="false"/>
      <style:text-properties officeooo:paragraph-rsid="00b5f856"/>
    </style:style>
    <style:style style:name="P434" style:family="paragraph" style:parent-style-name="Standard">
      <style:paragraph-properties fo:text-align="center" style:justify-single-word="false"/>
      <style:text-properties officeooo:paragraph-rsid="00b8d30e"/>
    </style:style>
    <style:style style:name="P435" style:family="paragraph" style:parent-style-name="Standard">
      <style:paragraph-properties fo:text-align="center" style:justify-single-word="false"/>
      <style:text-properties officeooo:paragraph-rsid="00be9893"/>
    </style:style>
    <style:style style:name="P436" style:family="paragraph" style:parent-style-name="Standard">
      <style:paragraph-properties fo:text-align="center" style:justify-single-word="false"/>
      <style:text-properties officeooo:paragraph-rsid="00c20060"/>
    </style:style>
    <style:style style:name="P437" style:family="paragraph" style:parent-style-name="Standard">
      <style:paragraph-properties fo:text-align="center" style:justify-single-word="false"/>
      <style:text-properties officeooo:paragraph-rsid="00dca49b"/>
    </style:style>
    <style:style style:name="P438" style:family="paragraph" style:parent-style-name="Standard">
      <style:paragraph-properties fo:text-align="center" style:justify-single-word="false"/>
      <style:text-properties officeooo:paragraph-rsid="01435818"/>
    </style:style>
    <style:style style:name="P439" style:family="paragraph" style:parent-style-name="Standard">
      <style:paragraph-properties fo:text-align="center" style:justify-single-word="false"/>
      <style:text-properties officeooo:paragraph-rsid="014950c1"/>
    </style:style>
    <style:style style:name="P440" style:family="paragraph" style:parent-style-name="Standard">
      <style:paragraph-properties fo:text-align="center" style:justify-single-word="false"/>
      <style:text-properties officeooo:paragraph-rsid="013bf306"/>
    </style:style>
    <style:style style:name="P441" style:family="paragraph" style:parent-style-name="Standard">
      <style:paragraph-properties fo:text-align="center" style:justify-single-word="false"/>
      <style:text-properties officeooo:paragraph-rsid="013988ab"/>
    </style:style>
    <style:style style:name="P442" style:family="paragraph" style:parent-style-name="Standard">
      <style:paragraph-properties fo:text-align="center" style:justify-single-word="false"/>
      <style:text-properties officeooo:paragraph-rsid="014626e3"/>
    </style:style>
    <style:style style:name="P443"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44" style:family="paragraph" style:parent-style-name="Standard">
      <style:text-properties fo:color="#a31515" loext:opacity="100%" style:font-name="Liberation Serif" fo:background-color="#fffffe"/>
    </style:style>
    <style:style style:name="P445" style:family="paragraph" style:parent-style-name="Standard">
      <style:paragraph-properties fo:text-align="start" style:justify-single-word="false"/>
      <style:text-properties fo:color="#a31515" loext:opacity="100%" style:font-name="Liberation Serif" fo:background-color="#fffffe"/>
    </style:style>
    <style:style style:name="P446"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47"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48" style:family="paragraph" style:parent-style-name="Standard">
      <style:text-properties fo:color="#a31515" loext:opacity="100%" style:font-name="Liberation Serif" officeooo:paragraph-rsid="01252fab" fo:background-color="#fffffe"/>
    </style:style>
    <style:style style:name="P449"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50"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51"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52"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53" style:family="paragraph" style:parent-style-name="Standard" style:list-style-name="L1">
      <style:paragraph-properties fo:text-align="start" style:justify-single-word="false"/>
      <style:text-properties officeooo:paragraph-rsid="0035cda4"/>
    </style:style>
    <style:style style:name="P454" style:family="paragraph" style:parent-style-name="Standard" style:list-style-name="L10">
      <style:paragraph-properties fo:text-align="start" style:justify-single-word="false"/>
      <style:text-properties officeooo:paragraph-rsid="014eaed4"/>
    </style:style>
    <style:style style:name="P455"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56"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5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5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59"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60"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61"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62"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63" style:family="paragraph" style:parent-style-name="Standard">
      <style:paragraph-properties fo:text-align="start" style:justify-single-word="false"/>
      <style:text-properties fo:color="#000000" loext:opacity="100%" style:font-name="Liberation Serif" fo:background-color="#fffffe"/>
    </style:style>
    <style:style style:name="P464"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65" style:family="paragraph" style:parent-style-name="Standard" style:list-style-name="L1">
      <style:paragraph-properties fo:text-align="start" style:justify-single-word="false"/>
      <style:text-properties officeooo:rsid="017a066c" officeooo:paragraph-rsid="017a066c"/>
    </style:style>
    <style:style style:name="P46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6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6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69"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70"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71"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72"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73"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74"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75"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476" style:family="paragraph" style:parent-style-name="Standard">
      <style:paragraph-properties fo:text-align="start" style:justify-single-word="false"/>
      <style:text-properties style:font-name="Liberation Serif" fo:font-size="12pt" style:text-underline-style="none" fo:font-weight="normal" officeooo:rsid="01e18895" officeooo:paragraph-rsid="0096e211" style:font-size-asian="10.5pt" style:font-weight-asian="normal" style:font-size-complex="12pt" style:font-weight-complex="normal"/>
    </style:style>
    <style:style style:name="P477"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8"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9"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480"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81"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82"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72d04c" fo:background-color="#fffffe" loext:char-shading-value="0"/>
    </style:style>
    <style:style style:name="T31" style:family="text">
      <style:text-properties fo:color="#000000" loext:opacity="100%" officeooo:rsid="0009c32a" fo:background-color="#fffffe" loext:char-shading-value="0"/>
    </style:style>
    <style:style style:name="T32" style:family="text">
      <style:text-properties fo:color="#000000" loext:opacity="100%" officeooo:rsid="000bd12f" fo:background-color="#fffffe" loext:char-shading-value="0"/>
    </style:style>
    <style:style style:name="T33" style:family="text">
      <style:text-properties fo:color="#000000" loext:opacity="100%" officeooo:rsid="00140c0b" fo:background-color="#fffffe" loext:char-shading-value="0"/>
    </style:style>
    <style:style style:name="T34" style:family="text">
      <style:text-properties fo:color="#000000" loext:opacity="100%" officeooo:rsid="01a5c542" fo:background-color="#fffffe" loext:char-shading-value="0"/>
    </style:style>
    <style:style style:name="T35" style:family="text">
      <style:text-properties fo:color="#000000" loext:opacity="100%" officeooo:rsid="00633d13" fo:background-color="#fffffe" loext:char-shading-value="0"/>
    </style:style>
    <style:style style:name="T36" style:family="text">
      <style:text-properties fo:color="#000000" loext:opacity="100%" officeooo:rsid="01d0fd28" fo:background-color="#fffffe" loext:char-shading-value="0"/>
    </style:style>
    <style:style style:name="T37"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8"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39"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3"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style:font-name="Liberation Serif" fo:font-size="12pt" fo:font-weight="normal" fo:background-color="#fffffe" loext:char-shading-value="0" style:font-size-asian="12pt" style:font-size-complex="12pt"/>
    </style:style>
    <style:style style:name="T45"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6" style:family="text">
      <style:text-properties fo:color="#000000" loext:opacity="100%" style:font-name="Liberation Serif" fo:background-color="#fffffe" loext:char-shading-value="0"/>
    </style:style>
    <style:style style:name="T47" style:family="text">
      <style:text-properties fo:color="#0451a5" loext:opacity="100%"/>
    </style:style>
    <style:style style:name="T48" style:family="text">
      <style:text-properties fo:color="#0451a5" loext:opacity="100%" officeooo:rsid="00302ec5"/>
    </style:style>
    <style:style style:name="T49" style:family="text">
      <style:text-properties fo:color="#0451a5" loext:opacity="100%" style:font-name="Liberation Serif" fo:background-color="#fffffe" loext:char-shading-value="0"/>
    </style:style>
    <style:style style:name="T50" style:family="text">
      <style:text-properties fo:color="#0451a5" loext:opacity="100%" style:font-name="Liberation Serif" officeooo:rsid="003824d9" fo:background-color="#fffffe" loext:char-shading-value="0"/>
    </style:style>
    <style:style style:name="T5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3" style:family="text">
      <style:text-properties fo:color="#0451a5" loext:opacity="100%" officeooo:rsid="0036f41a"/>
    </style:style>
    <style:style style:name="T54" style:family="text">
      <style:text-properties fo:color="#0451a5" loext:opacity="100%" officeooo:rsid="003ee96b"/>
    </style:style>
    <style:style style:name="T55" style:family="text">
      <style:text-properties fo:color="#0451a5" loext:opacity="100%" officeooo:rsid="0041e812"/>
    </style:style>
    <style:style style:name="T56" style:family="text">
      <style:text-properties fo:color="#0451a5" loext:opacity="100%" officeooo:rsid="0042f053"/>
    </style:style>
    <style:style style:name="T57" style:family="text">
      <style:text-properties fo:color="#0451a5" loext:opacity="100%" officeooo:rsid="0045b063"/>
    </style:style>
    <style:style style:name="T58" style:family="text">
      <style:text-properties fo:color="#0451a5" loext:opacity="100%" officeooo:rsid="0049cb82"/>
    </style:style>
    <style:style style:name="T59" style:family="text">
      <style:text-properties fo:color="#0451a5" loext:opacity="100%" officeooo:rsid="00758ad9"/>
    </style:style>
    <style:style style:name="T60" style:family="text">
      <style:text-properties fo:color="#0451a5" loext:opacity="100%" officeooo:rsid="01782a3c"/>
    </style:style>
    <style:style style:name="T61" style:family="text">
      <style:text-properties fo:color="#0451a5" loext:opacity="100%" officeooo:rsid="01a5b3b4"/>
    </style:style>
    <style:style style:name="T62" style:family="text">
      <style:text-properties officeooo:rsid="0035cda4"/>
    </style:style>
    <style:style style:name="T63"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4"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weight="normal" style:font-size-asian="12pt" style:font-size-complex="12pt"/>
    </style:style>
    <style:style style:name="T73" style:family="text">
      <style:text-properties style:font-name="Liberation Serif" fo:font-size="12pt" fo:font-weight="normal" officeooo:rsid="00889376" style:font-size-asian="12pt" style:font-size-complex="12pt"/>
    </style:style>
    <style:style style:name="T74" style:family="text">
      <style:text-properties style:font-name="Liberation Serif" fo:font-size="12pt" fo:font-weight="normal" officeooo:rsid="009e45dd" style:font-size-asian="12pt" style:font-size-complex="12pt"/>
    </style:style>
    <style:style style:name="T75" style:family="text">
      <style:text-properties style:font-name="Liberation Serif" fo:font-size="12pt" fo:font-weight="normal" officeooo:rsid="00b2a361" style:font-size-asian="12pt" style:font-size-complex="12pt"/>
    </style:style>
    <style:style style:name="T76" style:family="text">
      <style:text-properties style:font-name="Liberation Serif" fo:font-size="12pt" fo:font-weight="normal" officeooo:rsid="00c7b50b" style:font-size-asian="12pt" style:font-size-complex="12pt"/>
    </style:style>
    <style:style style:name="T77" style:family="text">
      <style:text-properties style:font-name="Liberation Serif" style:text-underline-style="none"/>
    </style:style>
    <style:style style:name="T78" style:family="text">
      <style:text-properties style:font-name="Liberation Serif" style:text-underline-style="none" officeooo:rsid="0005bd6b"/>
    </style:style>
    <style:style style:name="T79" style:family="text">
      <style:text-properties style:font-name="Liberation Serif" style:text-underline-style="none" officeooo:rsid="002b7797"/>
    </style:style>
    <style:style style:name="T80" style:family="text">
      <style:text-properties style:font-name="Liberation Serif" style:text-underline-style="none" officeooo:rsid="00067db1"/>
    </style:style>
    <style:style style:name="T81" style:family="text">
      <style:text-properties style:font-name="Liberation Serif" style:text-underline-style="none" officeooo:rsid="0071c385"/>
    </style:style>
    <style:style style:name="T82" style:family="text">
      <style:text-properties style:font-name="Liberation Serif" style:text-underline-style="none" officeooo:rsid="00140c0b"/>
    </style:style>
    <style:style style:name="T83" style:family="text">
      <style:text-properties style:font-name="Liberation Serif" style:text-underline-style="none" officeooo:rsid="010a79c8"/>
    </style:style>
    <style:style style:name="T84" style:family="text">
      <style:text-properties style:font-name="Liberation Serif" style:text-underline-style="none" officeooo:rsid="01314cdc"/>
    </style:style>
    <style:style style:name="T85" style:family="text">
      <style:text-properties style:font-name="Liberation Serif" style:text-underline-style="none" officeooo:rsid="01315593"/>
    </style:style>
    <style:style style:name="T86" style:family="text">
      <style:text-properties style:font-name="Liberation Serif" style:text-underline-style="none" officeooo:rsid="015c6710" style:font-size-asian="12pt" style:font-weight-asian="normal" style:font-size-complex="12pt" style:font-weight-complex="normal"/>
    </style:style>
    <style:style style:name="T87" style:family="text">
      <style:text-properties style:font-name="Liberation Serif" style:text-underline-style="none" officeooo:rsid="001804fe"/>
    </style:style>
    <style:style style:name="T88" style:family="text">
      <style:text-properties style:font-name="Liberation Serif" style:text-underline-style="none" officeooo:rsid="01a7ee02"/>
    </style:style>
    <style:style style:name="T89" style:family="text">
      <style:text-properties style:font-name="Liberation Serif" style:text-underline-style="none" officeooo:rsid="01a8eb8f"/>
    </style:style>
    <style:style style:name="T90" style:family="text">
      <style:text-properties style:font-name="Liberation Serif" style:text-underline-style="none" officeooo:rsid="01c5226a"/>
    </style:style>
    <style:style style:name="T91" style:family="text">
      <style:text-properties style:font-name="Liberation Serif" officeooo:rsid="015c6710" style:font-size-asian="12pt"/>
    </style:style>
    <style:style style:name="T92"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3"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4"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5"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6" style:family="text">
      <style:text-properties officeooo:rsid="0063b86d"/>
    </style:style>
    <style:style style:name="T97" style:family="text">
      <style:text-properties officeooo:rsid="006db7be"/>
    </style:style>
    <style:style style:name="T98" style:family="text">
      <style:text-properties officeooo:rsid="00747cd6"/>
    </style:style>
    <style:style style:name="T99" style:family="text">
      <style:text-properties officeooo:rsid="00758ad9"/>
    </style:style>
    <style:style style:name="T100" style:family="text">
      <style:text-properties officeooo:rsid="007ad115"/>
    </style:style>
    <style:style style:name="T101" style:family="text">
      <style:text-properties officeooo:rsid="007b7209"/>
    </style:style>
    <style:style style:name="T102" style:family="text">
      <style:text-properties officeooo:rsid="007c2178"/>
    </style:style>
    <style:style style:name="T103"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8"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0" style:family="text">
      <style:text-properties fo:font-variant="normal" fo:text-transform="none" fo:color="#212121" loext:opacity="100%" style:font-name="Liberation Serif" fo:letter-spacing="normal" fo:font-style="normal"/>
    </style:style>
    <style:style style:name="T121" style:family="text">
      <style:text-properties fo:font-variant="normal" fo:text-transform="none" fo:color="#212121" loext:opacity="100%" style:font-name="Liberation Serif" fo:letter-spacing="normal" fo:font-style="normal" style:font-size-asian="12pt"/>
    </style:style>
    <style:style style:name="T122" style:family="text">
      <style:text-properties fo:font-variant="normal" fo:text-transform="none" fo:color="#212121" loext:opacity="100%" style:font-name="Liberation Serif" fo:letter-spacing="normal" fo:font-style="normal" style:font-size-asian="12pt" style:font-size-complex="12pt"/>
    </style:style>
    <style:style style:name="T123" style:family="text">
      <style:text-properties fo:font-variant="normal" fo:text-transform="none" fo:color="#212121" loext:opacity="100%" style:font-name="Liberation Serif" fo:letter-spacing="normal" fo:font-style="normal" officeooo:rsid="013a8c37"/>
    </style:style>
    <style:style style:name="T124"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style:font-size-asian="12pt" style:font-style-asian="italic" style:font-style-complex="italic"/>
    </style:style>
    <style:style style:name="T143" style:family="text">
      <style:text-properties fo:font-variant="normal" fo:text-transform="none" fo:color="#212121" loext:opacity="100%" fo:letter-spacing="normal" fo:font-style="italic" officeooo:rsid="007e6070" style:font-style-asian="italic" style:font-style-complex="italic"/>
    </style:style>
    <style:style style:name="T144" style:family="text">
      <style:text-properties fo:font-variant="normal" fo:text-transform="none" fo:color="#212121" loext:opacity="100%" fo:letter-spacing="normal" fo:font-style="italic" officeooo:rsid="013d8868" style:font-style-asian="italic" style:font-style-complex="italic"/>
    </style:style>
    <style:style style:name="T145" style:family="text">
      <style:text-properties fo:font-variant="normal" fo:text-transform="none" fo:color="#212121" loext:opacity="100%" fo:letter-spacing="normal" fo:font-style="italic" officeooo:rsid="013bf306" style:font-style-asian="italic" style:font-style-complex="italic"/>
    </style:style>
    <style:style style:name="T146" style:family="text">
      <style:text-properties fo:font-variant="normal" fo:text-transform="none" fo:color="#212121" loext:opacity="100%" fo:letter-spacing="normal" fo:background-color="#fffffe" loext:char-shading-value="0"/>
    </style:style>
    <style:style style:name="T147" style:family="text">
      <style:text-properties fo:font-variant="normal" fo:text-transform="none" fo:color="#212121" loext:opacity="100%" fo:letter-spacing="normal" officeooo:rsid="00950782" fo:background-color="#fffffe" loext:char-shading-value="0"/>
    </style:style>
    <style:style style:name="T148" style:family="text">
      <style:text-properties fo:font-variant="normal" fo:text-transform="none" fo:color="#212121" loext:opacity="100%" fo:letter-spacing="normal" fo:font-style="normal"/>
    </style:style>
    <style:style style:name="T149" style:family="text">
      <style:text-properties fo:font-variant="normal" fo:text-transform="none" fo:color="#212121" loext:opacity="100%" fo:letter-spacing="normal" fo:font-style="normal" officeooo:rsid="014251e3"/>
    </style:style>
    <style:style style:name="T150" style:family="text">
      <style:text-properties fo:font-variant="normal" fo:text-transform="none" fo:color="#212121" loext:opacity="100%" fo:letter-spacing="normal" fo:font-style="normal" style:text-underline-style="none" officeooo:rsid="001804fe"/>
    </style:style>
    <style:style style:name="T151" style:family="text">
      <style:text-properties fo:font-variant="normal" fo:text-transform="none" fo:color="#212121" loext:opacity="100%" fo:letter-spacing="normal" fo:font-style="normal" style:text-underline-style="none" officeooo:rsid="01a10c8e"/>
    </style:style>
    <style:style style:name="T152" style:family="text">
      <style:text-properties fo:font-variant="normal" fo:text-transform="none" fo:color="#212121" loext:opacity="100%" fo:letter-spacing="normal" fo:font-style="normal" officeooo:rsid="019ef9a5"/>
    </style:style>
    <style:style style:name="T153" style:family="text">
      <style:text-properties fo:font-variant="normal" fo:text-transform="none" fo:color="#212121" loext:opacity="100%" fo:letter-spacing="normal" fo:font-style="normal" officeooo:rsid="013bf306"/>
    </style:style>
    <style:style style:name="T154" style:family="text">
      <style:text-properties fo:font-variant="normal" fo:text-transform="none" fo:color="#000000" loext:opacity="100%" fo:letter-spacing="normal" fo:font-style="normal" fo:background-color="#fffffe" loext:char-shading-value="0"/>
    </style:style>
    <style:style style:name="T155" style:family="text">
      <style:text-properties fo:font-variant="normal" fo:text-transform="none" fo:color="#000000" loext:opacity="100%" fo:letter-spacing="normal" fo:font-style="normal" officeooo:rsid="002dffd5" fo:background-color="#fffffe" loext:char-shading-value="0"/>
    </style:style>
    <style:style style:name="T156" style:family="text">
      <style:text-properties fo:font-variant="normal" fo:text-transform="none" fo:color="#000000" loext:opacity="100%" fo:letter-spacing="normal" fo:font-style="normal" officeooo:rsid="00c062c3" fo:background-color="#fffffe" loext:char-shading-value="0"/>
    </style:style>
    <style:style style:name="T157" style:family="text">
      <style:text-properties fo:font-variant="normal" fo:text-transform="none" fo:color="#000000" loext:opacity="100%" fo:letter-spacing="normal" fo:font-style="normal" officeooo:rsid="00db3da2" fo:background-color="#fffffe" loext:char-shading-value="0"/>
    </style:style>
    <style:style style:name="T158" style:family="text">
      <style:text-properties fo:font-variant="normal" fo:text-transform="none" fo:color="#000000" loext:opacity="100%" fo:letter-spacing="normal" fo:font-style="normal" officeooo:rsid="00e03f06" fo:background-color="#fffffe" loext:char-shading-value="0"/>
    </style:style>
    <style:style style:name="T159" style:family="text">
      <style:text-properties fo:font-variant="normal" fo:text-transform="none" fo:color="#000000" loext:opacity="100%" fo:letter-spacing="normal" fo:font-style="normal" officeooo:rsid="00e34249" fo:background-color="#fffffe" loext:char-shading-value="0"/>
    </style:style>
    <style:style style:name="T160"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2dffd5"/>
    </style:style>
    <style:style style:name="T171" style:family="text">
      <style:text-properties fo:font-variant="normal" fo:text-transform="none" fo:letter-spacing="normal" fo:font-style="normal" officeooo:rsid="00e03f06"/>
    </style:style>
    <style:style style:name="T172" style:family="text">
      <style:text-properties fo:font-variant="normal" fo:text-transform="none" fo:letter-spacing="normal" fo:font-style="normal" officeooo:rsid="00e34249"/>
    </style:style>
    <style:style style:name="T173" style:family="text">
      <style:text-properties fo:font-variant="normal" fo:text-transform="none" fo:letter-spacing="normal" fo:font-style="normal" officeooo:rsid="00e3f27d"/>
    </style:style>
    <style:style style:name="T174" style:family="text">
      <style:text-properties fo:font-variant="normal" fo:text-transform="none" fo:letter-spacing="normal" fo:font-style="normal" officeooo:rsid="00e5876b"/>
    </style:style>
    <style:style style:name="T175" style:family="text">
      <style:text-properties fo:font-variant="normal" fo:text-transform="none" fo:letter-spacing="normal" fo:font-style="normal" officeooo:rsid="00e301f4"/>
    </style:style>
    <style:style style:name="T176" style:family="text">
      <style:text-properties fo:font-variant="normal" fo:text-transform="none" fo:letter-spacing="normal" fo:font-style="normal" officeooo:rsid="00ea50b4"/>
    </style:style>
    <style:style style:name="T177" style:family="text">
      <style:text-properties fo:font-variant="normal" fo:text-transform="none" fo:letter-spacing="normal" fo:font-style="normal" officeooo:rsid="00ebdf59"/>
    </style:style>
    <style:style style:name="T178" style:family="text">
      <style:text-properties fo:font-variant="normal" fo:text-transform="none" fo:letter-spacing="normal" fo:font-style="normal" officeooo:rsid="0100e8ee"/>
    </style:style>
    <style:style style:name="T179" style:family="text">
      <style:text-properties fo:font-variant="normal" fo:text-transform="none" fo:letter-spacing="normal" fo:font-style="normal" officeooo:rsid="01012d80"/>
    </style:style>
    <style:style style:name="T180" style:family="text">
      <style:text-properties fo:font-variant="normal" fo:text-transform="none" fo:letter-spacing="normal" fo:font-style="normal" officeooo:rsid="01014e06"/>
    </style:style>
    <style:style style:name="T181"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3" style:family="text">
      <style:text-properties officeooo:rsid="00882d25"/>
    </style:style>
    <style:style style:name="T184" style:family="text">
      <style:text-properties fo:color="#098658" loext:opacity="100%"/>
    </style:style>
    <style:style style:name="T185" style:family="text">
      <style:text-properties fo:color="#098658" loext:opacity="100%" officeooo:rsid="014ce21f"/>
    </style:style>
    <style:style style:name="T186" style:family="text">
      <style:text-properties fo:color="#098658" loext:opacity="100%" officeooo:rsid="0161b52c"/>
    </style:style>
    <style:style style:name="T187" style:family="text">
      <style:text-properties officeooo:rsid="00910175"/>
    </style:style>
    <style:style style:name="T188" style:family="text">
      <style:text-properties officeooo:rsid="0096e211"/>
    </style:style>
    <style:style style:name="T189" style:family="text">
      <style:text-properties officeooo:rsid="009860df"/>
    </style:style>
    <style:style style:name="T190" style:family="text">
      <style:text-properties officeooo:rsid="009adb59"/>
    </style:style>
    <style:style style:name="T191" style:family="text">
      <style:text-properties officeooo:rsid="009ccc76"/>
    </style:style>
    <style:style style:name="T192" style:family="text">
      <style:text-properties officeooo:rsid="00ac1f6a"/>
    </style:style>
    <style:style style:name="T193" style:family="text">
      <style:text-properties officeooo:rsid="00ac631a"/>
    </style:style>
    <style:style style:name="T194" style:family="text">
      <style:text-properties officeooo:rsid="00adbb8b"/>
    </style:style>
    <style:style style:name="T195" style:family="text">
      <style:text-properties officeooo:rsid="00ae3154"/>
    </style:style>
    <style:style style:name="T196" style:family="text">
      <style:text-properties officeooo:rsid="00af5d1f"/>
    </style:style>
    <style:style style:name="T197" style:family="text">
      <style:text-properties officeooo:rsid="00c6147f"/>
    </style:style>
    <style:style style:name="T198" style:family="text">
      <style:text-properties officeooo:rsid="00c7b50b"/>
    </style:style>
    <style:style style:name="T199" style:family="text">
      <style:text-properties officeooo:rsid="00c8fb84"/>
    </style:style>
    <style:style style:name="T200" style:family="text">
      <style:text-properties officeooo:rsid="00ca5029"/>
    </style:style>
    <style:style style:name="T201" style:family="text">
      <style:text-properties officeooo:rsid="00ccb628"/>
    </style:style>
    <style:style style:name="T202" style:family="text">
      <style:text-properties officeooo:rsid="00cf0387"/>
    </style:style>
    <style:style style:name="T203" style:family="text">
      <style:text-properties officeooo:rsid="00cf4dc2"/>
    </style:style>
    <style:style style:name="T204" style:family="text">
      <style:text-properties officeooo:rsid="00d07970"/>
    </style:style>
    <style:style style:name="T205" style:family="text">
      <style:text-properties officeooo:rsid="00d25607"/>
    </style:style>
    <style:style style:name="T206" style:family="text">
      <style:text-properties officeooo:rsid="00d3a72b"/>
    </style:style>
    <style:style style:name="T207" style:family="text">
      <style:text-properties officeooo:rsid="00d3d5e8"/>
    </style:style>
    <style:style style:name="T208" style:family="text">
      <style:text-properties officeooo:rsid="00d4e1cc"/>
    </style:style>
    <style:style style:name="T209" style:family="text">
      <style:text-properties officeooo:rsid="00d9de91"/>
    </style:style>
    <style:style style:name="T210" style:family="text">
      <style:text-properties officeooo:rsid="007e6070"/>
    </style:style>
    <style:style style:name="T211" style:family="text">
      <style:text-properties officeooo:rsid="008b9dde"/>
    </style:style>
    <style:style style:name="T212" style:family="text">
      <style:text-properties officeooo:rsid="00dca49b"/>
    </style:style>
    <style:style style:name="T213" style:family="text">
      <style:text-properties fo:font-style="italic" officeooo:rsid="007e6070" style:font-size-asian="12pt" style:font-style-asian="italic" style:font-style-complex="italic"/>
    </style:style>
    <style:style style:name="T214" style:family="text">
      <style:text-properties officeooo:rsid="00e1a709"/>
    </style:style>
    <style:style style:name="T215" style:family="text">
      <style:text-properties officeooo:rsid="00e301f4"/>
    </style:style>
    <style:style style:name="T216" style:family="text">
      <style:text-properties officeooo:rsid="00e7d508"/>
    </style:style>
    <style:style style:name="T217" style:family="text">
      <style:text-properties officeooo:rsid="00e8a403"/>
    </style:style>
    <style:style style:name="T218" style:family="text">
      <style:text-properties officeooo:rsid="00fa66af"/>
    </style:style>
    <style:style style:name="T219" style:family="text">
      <style:text-properties officeooo:rsid="01138bc2"/>
    </style:style>
    <style:style style:name="T220" style:family="text">
      <style:text-properties officeooo:rsid="011b4696"/>
    </style:style>
    <style:style style:name="T221" style:family="text">
      <style:text-properties officeooo:rsid="012cc2b1"/>
    </style:style>
    <style:style style:name="T222" style:family="text">
      <style:text-properties officeooo:rsid="013018a3"/>
    </style:style>
    <style:style style:name="T223" style:family="text">
      <style:text-properties style:text-underline-style="none" officeooo:rsid="015c6710" style:font-size-asian="10.5pt" style:font-weight-asian="normal" style:font-size-complex="12pt" style:font-weight-complex="normal"/>
    </style:style>
    <style:style style:name="T224" style:family="text">
      <style:text-properties style:text-underline-style="none" officeooo:rsid="000611e5"/>
    </style:style>
    <style:style style:name="T225" style:family="text">
      <style:text-properties style:text-underline-style="none" officeooo:rsid="00081de4"/>
    </style:style>
    <style:style style:name="T226" style:family="text">
      <style:text-properties style:text-underline-style="none" officeooo:rsid="0009c32a"/>
    </style:style>
    <style:style style:name="T227" style:family="text">
      <style:text-properties style:text-underline-style="none" officeooo:rsid="000beb16"/>
    </style:style>
    <style:style style:name="T228" style:family="text">
      <style:text-properties style:text-underline-style="none" officeooo:rsid="000d6d51"/>
    </style:style>
    <style:style style:name="T229" style:family="text">
      <style:text-properties style:text-underline-style="none" officeooo:rsid="013a8c37"/>
    </style:style>
    <style:style style:name="T230" style:family="text">
      <style:text-properties style:text-underline-style="none" officeooo:rsid="001804fe"/>
    </style:style>
    <style:style style:name="T231" style:family="text">
      <style:text-properties style:text-underline-style="none" officeooo:rsid="001b3cc2"/>
    </style:style>
    <style:style style:name="T232" style:family="text">
      <style:text-properties style:text-underline-style="none" officeooo:rsid="014950c1"/>
    </style:style>
    <style:style style:name="T233" style:family="text">
      <style:text-properties officeooo:rsid="014eaed4"/>
    </style:style>
    <style:style style:name="T234" style:family="text">
      <style:text-properties officeooo:rsid="0151af3e"/>
    </style:style>
    <style:style style:name="T235" style:family="text">
      <style:text-properties officeooo:rsid="01538694"/>
    </style:style>
    <style:style style:name="T236" style:family="text">
      <style:text-properties officeooo:rsid="01573b3f"/>
    </style:style>
    <style:style style:name="T237" style:family="text">
      <style:text-properties officeooo:rsid="0159b1e7"/>
    </style:style>
    <style:style style:name="T238" style:family="text">
      <style:text-properties officeooo:rsid="015c6710"/>
    </style:style>
    <style:style style:name="T239" style:family="text">
      <style:text-properties officeooo:rsid="01611a1d"/>
    </style:style>
    <style:style style:name="T240" style:family="text">
      <style:text-properties officeooo:rsid="016891ac"/>
    </style:style>
    <style:style style:name="T241" style:family="text">
      <style:text-properties loext:padding="0in" loext:border="none"/>
    </style:style>
    <style:style style:name="T242" style:family="text">
      <style:text-properties officeooo:rsid="018b60e9"/>
    </style:style>
    <style:style style:name="T243" style:family="text">
      <style:text-properties officeooo:rsid="000611e5"/>
    </style:style>
    <style:style style:name="T244" style:family="text">
      <style:text-properties officeooo:rsid="00140c0b"/>
    </style:style>
    <style:style style:name="T245" style:family="text">
      <style:text-properties officeooo:rsid="01a5c542"/>
    </style:style>
    <style:style style:name="T246" style:family="text">
      <style:text-properties officeooo:rsid="01bc7691"/>
    </style:style>
    <style:style style:name="T247" style:family="text">
      <style:text-properties officeooo:rsid="01bded3e"/>
    </style:style>
    <style:style style:name="T248" style:family="text">
      <style:text-properties officeooo:rsid="01bf1972"/>
    </style:style>
    <style:style style:name="T249" style:family="text">
      <style:text-properties officeooo:rsid="01d0fd28"/>
    </style:style>
    <style:style style:name="T250" style:family="text">
      <style:text-properties officeooo:rsid="01d1ee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STS DE CAJA NEGRA - ABM USUARIO -:</text:p>
      <text:p text:style-name="P131"/>
      <text:p text:style-name="P131"/>
      <text:p text:style-name="P132">ADD <text:span text:style-name="T101">USER</text:span>:</text:p>
      <text:p text:style-name="P132"/>
      <text:p text:style-name="P135">OUTPUTS OK:</text:p>
      <text:p text:style-name="P9"/>
      <text:p text:style-name="P291">Insertar usuario al momento inexistente, con todos los campos <text:span text:style-name="T98">(salvo el campo id)</text:span> y valores sintácticamente correctos, <text:span text:style-name="T1">definiendo </text:span><text:span text:style-name="T99">un</text:span><text:span text:style-name="T1"> rol sintácticamente correcto: </text:span></text:p>
      <text:p text:style-name="P143"/>
      <text:p text:style-name="P155"><text:span text:style-name="T27">Input para output </text:span><text:span text:style-name="T28">OK</text:span><text:span text:style-name="T27">:</text:span></text:p>
      <text:p text:style-name="P52">{</text:p>
      <text:p text:style-name="P16"><text:span text:style-name="T18"><text:tab/>"date"</text:span>:<text:span text:style-name="T47">"2021-06-18"</text:span>,</text:p>
      <text:p text:style-name="P16"><text:span text:style-name="T18"><text:tab/>"name"</text:span>:<text:span text:style-name="T47">"name</text:span><text:span text:style-name="T59">1</text:span><text:span text:style-name="T47">"</text:span>,</text:p>
      <text:p text:style-name="P16"><text:span text:style-name="T18"><text:tab/>"password"</text:span>:<text:span text:style-name="T47">"password</text:span><text:span text:style-name="T59">1</text:span><text:span text:style-name="T47">"</text:span>,</text:p>
      <text:p text:style-name="P16"><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16"><text:tab/><text:tab/> <text:s/>]</text:p>
      <text:p text:style-name="P52">}</text:p>
      <text:p text:style-name="P142"/>
      <text:p text:style-name="P142"/>
      <text:p text:style-name="P292"><text:bookmark-start text:name="__DdeLink__7751_2287826655"/>Insertar usuario al momento inexistente, con todos los campos <text:span text:style-name="T98">(salvo el campo id)</text:span> y valores sintácticamente correctos, <text:span text:style-name="T1">definiendo dos roles sintácticamente correctos: </text:span><text:bookmark-end text:name="__DdeLink__7751_2287826655"/></text:p>
      <text:p text:style-name="P142"/>
      <text:p text:style-name="P145"><text:span text:style-name="T27">Input para output </text:span><text:span text:style-name="T28">OK</text:span><text:span text:style-name="T27">:</text:span></text:p>
      <text:p text:style-name="P45">{</text:p>
      <text:p text:style-name="P3"><text:span text:style-name="T18"><text:tab/>"date"</text:span>:<text:span text:style-name="T47">"2021-06-18"</text:span>,</text:p>
      <text:p text:style-name="P3"><text:span text:style-name="T18"><text:tab/>"name"</text:span>:<text:span text:style-name="T47">"name</text:span><text:span text:style-name="T48">2</text:span><text:span text:style-name="T47">"</text:span>,</text:p>
      <text:p text:style-name="P3"><text:span text:style-name="T18"><text:tab/>"password"</text:span>:<text:span text:style-name="T47">"password</text:span><text:span text:style-name="T48">2</text:span><text:span text:style-name="T47">"</text:span>,</text:p>
      <text:p text:style-name="P3"><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3"><text:tab/><text:tab/><text:tab/>{<text:span text:style-name="T18">"nameRole"</text:span>:<text:span text:style-name="T47">"role2"</text:span>,<text:span text:style-name="T18">"description"</text:span>:<text:span text:style-name="T47">"desc2"</text:span>,<text:span text:style-name="T18">"users"</text:span>:[]}</text:p>
      <text:p text:style-name="P3"><text:tab/><text:tab/> <text:s/>]</text:p>
      <text:p text:style-name="P45">}</text:p>
      <text:p text:style-name="P141"/>
      <text:p text:style-name="P293"><text:bookmark-start text:name="__DdeLink__7753_2287826655"/>Insertar usuario con los campos mínimos admisibles, sintácticamente correctos:<text:bookmark-end text:name="__DdeLink__7753_2287826655"/></text:p>
      <text:p text:style-name="P171"/>
      <text:p text:style-name="P146"><text:span text:style-name="T27">Input para output </text:span><text:span text:style-name="T28">OK</text:span><text:span text:style-name="T27">:</text:span></text:p>
      <text:p text:style-name="P171"/>
      <text:p text:style-name="P46">{</text:p>
      <text:p text:style-name="P4"><text:span text:style-name="T18"><text:tab/>"name"</text:span>:<text:span text:style-name="T47">"name</text:span><text:span text:style-name="T53">3</text:span><text:span text:style-name="T47">"</text:span>,</text:p>
      <text:p text:style-name="P4"><text:span text:style-name="T18"><text:tab/>"password"</text:span>:<text:span text:style-name="T47">"password</text:span><text:span text:style-name="T53">3</text:span><text:span text:style-name="T47">"</text:span></text:p>
      <text:p text:style-name="P46">}</text:p>
      <text:p text:style-name="P140"/>
      <text:p text:style-name="P140"/>
      <text:p text:style-name="P140"/>
      <text:p text:style-name="P140"/>
      <text:p text:style-name="P140"/>
      <text:p text:style-name="P133"><text:soft-page-break/>OUTPUTS NOT OK:</text:p>
      <text:p text:style-name="P137"/>
      <text:p text:style-name="P139"/>
      <text:p text:style-name="P295"><text:bookmark-start text:name="__DdeLink__7755_2287826655"/>Insertar input <text:span text:style-name="T62">OK </text:span>con endpoint incorrecto<text:bookmark-end text:name="__DdeLink__7755_2287826655"/>:</text:p>
      <text:p text:style-name="P187"/>
      <text:list xml:id="list892914594" text:style-name="L1">
        <text:list-item>
          <text:p text:style-name="P453"><text:span text:style-name="T63">Input: </text:span><text:span text:style-name="T39">{</text:span><text:span text:style-name="T19">"name"</text:span><text:span text:style-name="T46">:</text:span><text:span text:style-name="T49">"name</text:span><text:span text:style-name="T50">4</text:span><text:span text:style-name="T49">"</text:span><text:span text:style-name="T46">, </text:span><text:span text:style-name="T19">"password"</text:span><text:span text:style-name="T46">:</text:span><text:span text:style-name="T49">"password</text:span><text:span text:style-name="T50">4</text:span><text:span text:style-name="T49">"</text:span><text:span text:style-name="T39">}</text:span></text:p>
          <text:p text:style-name="P455">Tipo de envío: POST. </text:p>
          <text:p text:style-name="P455">Endpoint: <text:a xlink:type="simple" xlink:href="http://localhost:8040/user/addd" text:style-name="Internet_20_link" text:visited-style-name="Visited_20_Internet_20_Link">http://localhost:8040/user/addd</text:a></text:p>
          <text:p text:style-name="P456">Output:</text:p>
          <text:p text:style-name="P456">{</text:p>
        </text:list-item>
      </text:list>
      <text:p text:style-name="P2"><text:span text:style-name="T18"><text:tab/>"timestamp"</text:span>: <text:span text:style-name="T47">"2021-07-07T22:29:56.608+00:00"</text:span>,</text:p>
      <text:p text:style-name="P2"><text:span text:style-name="T18"><text:tab/>"status"</text:span>: <text:span text:style-name="T184">404</text:span>,</text:p>
      <text:p text:style-name="P2"><text:span text:style-name="T18"><text:tab/>"error"</text:span>: <text:span text:style-name="T47">"Not Found"</text:span>,</text:p>
      <text:p text:style-name="P2"><text:span text:style-name="T18"><text:tab/>"path"</text:span>: <text:span text:style-name="T47">"/user/addd"</text:span></text:p>
      <text:p text:style-name="P2"><text:tab/>}</text:p>
      <text:list xml:id="list115726708547048" text:continue-numbering="true" text:style-name="L1">
        <text:list-header>
          <text:p text:style-name="P455"/>
        </text:list-header>
        <text:list-item>
          <text:p text:style-name="P453"><text:span text:style-name="T42">Input: </text:span><text:span text:style-name="T39">{</text:span><text:span text:style-name="T20">"name"</text:span><text:span text:style-name="T40">:</text:span><text:span text:style-name="T51">"name</text:span><text:span text:style-name="T52">5</text:span><text:span text:style-name="T51">"</text:span><text:span text:style-name="T40">, </text:span><text:span text:style-name="T20">"password"</text:span><text:span text:style-name="T40">:</text:span><text:span text:style-name="T51">"password</text:span><text:span text:style-name="T52">5</text:span><text:span text:style-name="T51">"</text:span><text:span text:style-name="T39">}</text:span></text:p>
          <text:p text:style-name="P455">Tipo de envío: POST.</text:p>
          <text:p text:style-name="P453"><text:span text:style-name="T40">Endpoint: http://localhost:8040/user</text:span><text:span text:style-name="T41">r</text:span><text:span text:style-name="T40">/add</text:span></text:p>
          <text:p text:style-name="P457">Output:</text:p>
        </text:list-item>
      </text:list>
      <text:p text:style-name="P65"><text:tab/>{</text:p>
      <text:p text:style-name="P21"><text:span text:style-name="T18"><text:tab/>"timestamp"</text:span>: <text:span text:style-name="T47">"2021-07-07T22:29:56.608+00:00"</text:span>,</text:p>
      <text:p text:style-name="P21"><text:span text:style-name="T18"><text:tab/>"status"</text:span>: <text:span text:style-name="T184">404</text:span>,</text:p>
      <text:p text:style-name="P21"><text:span text:style-name="T18"><text:tab/>"error"</text:span>: <text:span text:style-name="T47">"Not Found"</text:span>,</text:p>
      <text:p text:style-name="P21"><text:span text:style-name="T18"><text:tab/>"path"</text:span>: <text:span text:style-name="T47">"/user</text:span><text:span text:style-name="T60">r</text:span><text:span text:style-name="T47">/add"</text:span></text:p>
      <text:p text:style-name="P71"><text:tab/>}</text:p>
      <text:list xml:id="list115726341091147" text:continue-numbering="true" text:style-name="L1">
        <text:list-header>
          <text:p text:style-name="P455"/>
        </text:list-header>
        <text:list-item>
          <text:p text:style-name="P453"><text:span text:style-name="T42">Input: </text:span><text:span text:style-name="T39">{</text:span><text:span text:style-name="T20">"name"</text:span><text:span text:style-name="T40">:</text:span><text:span text:style-name="T51">"name</text:span><text:span text:style-name="T52">6</text:span><text:span text:style-name="T51">"</text:span><text:span text:style-name="T40">, </text:span><text:span text:style-name="T20">"password"</text:span><text:span text:style-name="T40">:</text:span><text:span text:style-name="T51">"password</text:span><text:span text:style-name="T52">6</text:span><text:span text:style-name="T51">"</text:span><text:span text:style-name="T39">}</text:span></text:p>
          <text:p text:style-name="P455">Tipo de envío: POST.</text:p>
          <text:p text:style-name="P453"><text:span text:style-name="T40">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1">1</text:span></text:a><text:a xlink:type="simple" xlink:href="http://localhost:8041/user/add" text:style-name="Internet_20_link" text:visited-style-name="Visited_20_Internet_20_Link"><text:span text:style-name="T40">/user/add</text:span></text:a></text:p>
          <text:p text:style-name="P465"><text:span text:style-name="T40">O</text:span><text:span text:style-name="T38">utput:</text:span></text:p>
        </text:list-item>
      </text:list>
      <text:p text:style-name="P411"><text:tab/>Could not send request</text:p>
      <text:p text:style-name="P428"><text:span text:style-name="T37"><text:tab/></text:span><text:span text:style-name="T241">Error: connect ECONNREFUSED 127.0.0.1:8041</text:span></text:p>
      <text:p text:style-name="P70"/>
      <text:list xml:id="list115726538451280" text:continue-numbering="true" text:style-name="L1">
        <text:list-header>
          <text:p text:style-name="P455"/>
        </text:list-header>
        <text:list-item>
          <text:p text:style-name="P453"><text:span text:style-name="T42">Input: </text:span><text:span text:style-name="T39">{</text:span><text:span text:style-name="T20">"name"</text:span><text:span text:style-name="T40">:</text:span><text:span text:style-name="T51">"name</text:span><text:span text:style-name="T52">7</text:span><text:span text:style-name="T51">"</text:span><text:span text:style-name="T40">, </text:span><text:span text:style-name="T20">"password"</text:span><text:span text:style-name="T40">:</text:span><text:span text:style-name="T51">"password</text:span><text:span text:style-name="T52">7</text:span><text:span text:style-name="T51">"</text:span><text:span text:style-name="T39">}</text:span></text:p>
          <text:p text:style-name="P453"><text:span text:style-name="T40">Tipo de envío: P</text:span><text:span text:style-name="T41">UT</text:span><text:span text:style-name="T40">. </text:span></text:p>
          <text:p text:style-name="P455">Endpoint: <text:a xlink:type="simple" xlink:href="http://localhost:8040/user/add" text:style-name="Internet_20_link" text:visited-style-name="Visited_20_Internet_20_Link">http://localhost:8040/user/add</text:a></text:p>
          <text:p text:style-name="P458">Output:</text:p>
          <text:p text:style-name="P458">{</text:p>
        </text:list-item>
      </text:list>
      <text:p text:style-name="P1"><text:span text:style-name="T18"><text:tab/>"timestamp"</text:span>: <text:span text:style-name="T47">"2021-07-07T22:33:48.063+00:00"</text:span>,</text:p>
      <text:p text:style-name="P1"><text:span text:style-name="T18"><text:tab/>"status"</text:span>: <text:span text:style-name="T184">405</text:span>,</text:p>
      <text:p text:style-name="P1"><text:span text:style-name="T18"><text:tab/>"error"</text:span>: <text:span text:style-name="T47">"Method Not Allowed"</text:span>,</text:p>
      <text:p text:style-name="P1"><text:span text:style-name="T18"><text:tab/>"path"</text:span>: <text:span text:style-name="T47">"/user/add"</text:span></text:p>
      <text:p text:style-name="P1"><text:tab/>}</text:p>
      <text:p text:style-name="P66"/>
      <text:p text:style-name="P66"/>
      <text:p text:style-name="P66"/>
      <text:p text:style-name="P66"/>
      <text:p text:style-name="P197"/>
      <text:p text:style-name="P172"/>
      <text:p text:style-name="P297"><text:bookmark-start text:name="__DdeLink__7757_2287826655"/><text:soft-page-break/><text:span text:style-name="T243">Insertar usuario con los campos mínimos admisibles sintácticamente correctos, </text:span>salvo el campo <text:span text:style-name="T7">nombre</text:span> mal definido sintácticamente:<text:bookmark-end text:name="__DdeLink__7757_2287826655"/></text:p>
      <text:p text:style-name="P193"/>
      <text:p text:style-name="P147"><text:span text:style-name="T27">Input para output </text:span><text:span text:style-name="T29">NOT </text:span><text:span text:style-name="T28">OK</text:span></text:p>
      <text:p text:style-name="P56"/>
      <text:p text:style-name="P47">{</text:p>
      <text:p text:style-name="P5"><text:span text:style-name="T18"><text:tab/>"</text:span><text:span text:style-name="T26">name</text:span>:<text:span text:style-name="T47">"name</text:span><text:span text:style-name="T54">9</text:span><text:span text:style-name="T47">"</text:span>,</text:p>
      <text:p text:style-name="P5"><text:span text:style-name="T18"><text:tab/>"password"</text:span>:<text:span text:style-name="T47">"password</text:span><text:span text:style-name="T54">9</text:span><text:span text:style-name="T47">"</text:span></text:p>
      <text:p text:style-name="P47">}</text:p>
      <text:p text:style-name="P47"/>
      <text:p text:style-name="P67">Output NOT OK</text:p>
      <text:p text:style-name="P67"/>
      <text:p text:style-name="P68">{</text:p>
      <text:p text:style-name="P2"><text:span text:style-name="T18">"timestamp"</text:span>: <text:span text:style-name="T47">"2021-07-07T22:37:36.682+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47"/>
      <text:p text:style-name="P47"/>
      <text:p text:style-name="P297"><text:bookmark-start text:name="__DdeLink__7759_2287826655"/><text:span text:style-name="T243">Insertar usuario con los campos mínimos admisibles sintácticamente correctos, </text:span>salvo el <text:span text:style-name="T6">valor del </text:span>campo <text:span text:style-name="T7">nombre</text:span> mal definido sintácticamente<text:bookmark-end text:name="__DdeLink__7759_2287826655"/>:</text:p>
      <text:p text:style-name="P193"/>
      <text:p text:style-name="P148"><text:span text:style-name="T27">Input para output </text:span><text:span text:style-name="T29">NOT </text:span><text:span text:style-name="T28">OK</text:span><text:span text:style-name="T27">:</text:span></text:p>
      <text:p text:style-name="P57"/>
      <text:p text:style-name="P48">{</text:p>
      <text:p text:style-name="P6"><text:span text:style-name="T18"><text:tab/>"n</text:span><text:span text:style-name="T21">ame</text:span><text:span text:style-name="T18">"</text:span>:<text:span text:style-name="T47">name</text:span><text:span text:style-name="T55">10</text:span>,</text:p>
      <text:p text:style-name="P6"><text:span text:style-name="T18"><text:tab/>"password"</text:span>:<text:span text:style-name="T47">"password</text:span><text:span text:style-name="T56">10</text:span><text:span text:style-name="T47">"</text:span></text:p>
      <text:p text:style-name="P48">}</text:p>
      <text:p text:style-name="P193"/>
      <text:p text:style-name="P280">Output NOT OK</text:p>
      <text:p text:style-name="P280"/>
      <text:p text:style-name="P118">{</text:p>
      <text:p text:style-name="P1"><text:span text:style-name="T18">"timestamp"</text:span>: <text:span text:style-name="T47">"2021-07-07T22:38:59.65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98"><text:bookmark-start text:name="__DdeLink__7761_2287826655"/><text:soft-page-break/><text:span text:style-name="T243">Insertar usuario con los campos mínimos admisibles sintácticamente correctos, </text:span>salvo el campo <text:span text:style-name="T8">contraseña</text:span> mal definido sintácticamente<text:bookmark-end text:name="__DdeLink__7761_2287826655"/>:</text:p>
      <text:p text:style-name="P194"/>
      <text:p text:style-name="P149"><text:span text:style-name="T27">Input para output </text:span><text:span text:style-name="T29">NOT </text:span><text:span text:style-name="T28">OK</text:span><text:span text:style-name="T27">:</text:span></text:p>
      <text:p text:style-name="P58"/>
      <text:p text:style-name="P49">{</text:p>
      <text:p text:style-name="P15"><text:span text:style-name="T18"><text:tab/>"n</text:span><text:span text:style-name="T21">ame</text:span><text:span text:style-name="T18">"</text:span>: <text:span text:style-name="T18">"</text:span><text:span text:style-name="T47">name</text:span><text:span text:style-name="T55">1</text:span><text:span text:style-name="T56">1</text:span><text:span text:style-name="T22">"</text:span>,</text:p>
      <text:p text:style-name="P7"><text:span text:style-name="T18"><text:tab/>"password</text:span>:<text:span text:style-name="T47">"password</text:span><text:span text:style-name="T56">11</text:span><text:span text:style-name="T47">"</text:span></text:p>
      <text:p text:style-name="P49">}</text:p>
      <text:p text:style-name="P194"/>
      <text:p text:style-name="P281">Output NOT OK</text:p>
      <text:p text:style-name="P281"/>
      <text:p text:style-name="P119">{</text:p>
      <text:p text:style-name="P2"><text:span text:style-name="T18">"timestamp"</text:span>: <text:span text:style-name="T47">"2021-07-07T22:41:09.87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201"/>
      <text:p text:style-name="P298"><text:bookmark-start text:name="__DdeLink__7763_2287826655"/><text:span text:style-name="T243">Insertar usuario con los campos mínimos admisibles sintácticamente correctos, </text:span>salvo el <text:span text:style-name="T6">valor del </text:span>campo <text:span text:style-name="T8">contraseña</text:span> mal definido sintácticamente:<text:bookmark-end text:name="__DdeLink__7763_2287826655"/></text:p>
      <text:p text:style-name="P194"/>
      <text:p text:style-name="P150"><text:span text:style-name="T27">Input para output </text:span><text:span text:style-name="T29">NOT </text:span><text:span text:style-name="T28">OK</text:span></text:p>
      <text:p text:style-name="P59"/>
      <text:p text:style-name="P50">{</text:p>
      <text:p text:style-name="P8"><text:span text:style-name="T18"><text:tab/>"n</text:span><text:span text:style-name="T21">ame</text:span><text:span text:style-name="T18">"</text:span>:<text:span text:style-name="T47">name</text:span><text:span text:style-name="T57">12</text:span>,</text:p>
      <text:p text:style-name="P8"><text:span text:style-name="T18"><text:tab/>"password"</text:span>:<text:span text:style-name="T47">password</text:span><text:span text:style-name="T56">1</text:span><text:span text:style-name="T57">2</text:span></text:p>
      <text:p text:style-name="P50">}</text:p>
      <text:p text:style-name="P50"/>
      <text:p text:style-name="P69">Output NOT OK</text:p>
      <text:p text:style-name="P50"/>
      <text:p text:style-name="P50">{</text:p>
      <text:p text:style-name="P1"><text:span text:style-name="T18">"timestamp"</text:span>: <text:span text:style-name="T47">"2021-07-07T22:42:01.06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50"/>
      <text:p text:style-name="P7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03"><text:bookmark-start text:name="__DdeLink__7765_2287826655"/><text:soft-page-break/><text:span text:style-name="T243">I</text:span><text:bookmark-start text:name="__DdeLink__7774_91815360"/><text:span text:style-name="T243">nsertar usuario con </text:span><text:bookmark-end text:name="__DdeLink__7765_2287826655"/><text:span text:style-name="T249">al menos un campo no definido en la API </text:span><text:span text:style-name="T250">(campo rol en lugar de roles)</text:span><text:bookmark-end text:name="__DdeLink__7774_91815360"/></text:p>
      <text:p text:style-name="P202"/>
      <text:p text:style-name="P170"><text:span text:style-name="T27">Input para output </text:span><text:span text:style-name="T36">NOT OK</text:span><text:span text:style-name="T27">:</text:span></text:p>
      <text:p text:style-name="P202"/>
      <text:p text:style-name="P55">{</text:p>
      <text:p text:style-name="P44"><text:span text:style-name="T18"><text:tab/>"name"</text:span>:<text:span text:style-name="T47">"name13"</text:span>,</text:p>
      <text:p text:style-name="P44"><text:span text:style-name="T18"><text:tab/>"password"</text:span>:<text:span text:style-name="T47">"password13"</text:span>,</text:p>
      <text:p text:style-name="P44"><text:span text:style-name="T18"><text:tab/>"rol"</text:span>:[{<text:span text:style-name="T18">"nameRole"</text:span>:<text:span text:style-name="T47">"role1"</text:span>,<text:span text:style-name="T18">"description"</text:span>:<text:span text:style-name="T47">"desc1"</text:span>,<text:span text:style-name="T18">"users"</text:span>:[]}]</text:p>
      <text:p text:style-name="P123">}</text:p>
      <text:p text:style-name="P123"/>
      <text:p text:style-name="P125">Output NOT OK</text:p>
      <text:p text:style-name="P125"/>
      <text:p text:style-name="P124">{"error":"Mispelled field/s"}</text:p>
      <text:p text:style-name="P124"/>
      <text:p text:style-name="P126"/>
      <text:p text:style-name="P294"/>
      <text:p text:style-name="P294"/>
      <text:p text:style-name="P319"><text:span text:style-name="T224">Insertar usuario con los campos mínimos admisibles sintácticamente correctos, </text:span><text:span text:style-name="T225">salvo el </text:span><text:span text:style-name="T226">valor del </text:span><text:span text:style-name="T225">campo </text:span><text:span text:style-name="T227">roles</text:span><text:span text:style-name="T225"> mal definido sintácticamente </text:span><text:span text:style-name="T228">o semánticamente</text:span><text:span text:style-name="T225">:</text:span></text:p>
      <text:p text:style-name="P81"/>
      <text:p text:style-name="P74"/>
      <text:list xml:id="list481513996" text:style-name="L2">
        <text:list-item>
          <text:p text:style-name="P466"><text:bookmark-start text:name="__DdeLink__7776_91815360"/>Insertar campo nombre de rol, mal definido sintácticamente:<text:bookmark-end text:name="__DdeLink__7776_91815360"/></text:p>
        </text:list-item>
      </text:list>
      <text:p text:style-name="P205"/>
      <text:p text:style-name="P151"><text:span text:style-name="T27">Input para output </text:span><text:span text:style-name="T29">NOT </text:span><text:span text:style-name="T28">OK</text:span><text:span text:style-name="T27">:</text:span></text:p>
      <text:p text:style-name="P206"/>
      <text:p text:style-name="P54"><text:tab/>{</text:p>
      <text:p text:style-name="P40"><text:span text:style-name="T18"><text:tab/>"name"</text:span>:<text:span text:style-name="T47">"name1</text:span><text:span text:style-name="T58">4</text:span><text:span text:style-name="T47">"</text:span>,</text:p>
      <text:p text:style-name="P40"><text:span text:style-name="T18"><text:tab/>"password"</text:span>:<text:span text:style-name="T47">"password1</text:span><text:span text:style-name="T58">4</text:span><text:span text:style-name="T47">"</text:span>,</text:p>
      <text:p text:style-name="P40"><text:span text:style-name="T18"><text:tab/>"rol</text:span><text:span text:style-name="T23">es</text:span><text:span text:style-name="T18">"</text:span>:[{<text:span text:style-name="T18">"nameRole</text:span>:<text:span text:style-name="T47">"role1"</text:span>,<text:span text:style-name="T18">"description"</text:span>:<text:span text:style-name="T47">"desc</text:span><text:span text:style-name="T58">1</text:span><text:span text:style-name="T47">"</text:span>,<text:span text:style-name="T18">"users"</text:span>:[]}]</text:p>
      <text:p text:style-name="P76"><text:tab/>}</text:p>
      <text:p text:style-name="P76"/>
      <text:p text:style-name="P99">Output NOT OK</text:p>
      <text:p text:style-name="P76"/>
      <text:p text:style-name="P76"><text:tab/>{</text:p>
      <text:p text:style-name="P40"><text:span text:style-name="T18"><text:tab/>"timestamp"</text:span>: <text:span text:style-name="T47">"2021-07-07T22:46:40.233+00:00"</text:span>,</text:p>
      <text:p text:style-name="P40"><text:span text:style-name="T18"><text:tab/>"status"</text:span>: <text:span text:style-name="T184">400</text:span>,</text:p>
      <text:p text:style-name="P40"><text:span text:style-name="T18"><text:tab/>"error"</text:span>: <text:span text:style-name="T47">"Bad Request"</text:span>,</text:p>
      <text:p text:style-name="P40"><text:span text:style-name="T18"><text:tab/>"path"</text:span>: <text:span text:style-name="T47">"/user/add"</text:span></text:p>
      <text:p text:style-name="P54"><text:tab/>}</text:p>
      <text:p text:style-name="P75"/>
      <text:p text:style-name="P75"/>
      <text:p text:style-name="P75"/>
      <text:p text:style-name="P75"/>
      <text:p text:style-name="P75"/>
      <text:p text:style-name="P75"/>
      <text:p text:style-name="P75"/>
      <text:p text:style-name="P75"/>
      <text:p text:style-name="P75"/>
      <text:p text:style-name="P75"/>
      <text:p text:style-name="P75"/>
      <text:list xml:id="list115726620330124" text:continue-numbering="true" text:style-name="L2">
        <text:list-item>
          <text:p text:style-name="P466"><text:bookmark-start text:name="__DdeLink__7778_91815360"/><text:soft-page-break/>Insertar el valor del campo nombre de rol, mal definido sintácticamente:<text:bookmark-end text:name="__DdeLink__7778_91815360"/></text:p>
        </text:list-item>
      </text:list>
      <text:p text:style-name="P205"/>
      <text:p text:style-name="P152"><text:span text:style-name="T27">Input para output </text:span><text:span text:style-name="T29">NOT </text:span><text:span text:style-name="T28">OK</text:span></text:p>
      <text:p text:style-name="P207"/>
      <text:p text:style-name="P77"><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role1<text:span text:style-name="T47">","</text:span>description<text:span text:style-name="T18">":"</text:span>desc1<text:span text:style-name="T18">","</text:span>users<text:span text:style-name="T18">":[]}]</text:span></text:p>
      <text:p text:style-name="P444"><text:tab/>}</text:p>
      <text:p text:style-name="P77"/>
      <text:p text:style-name="P77"/>
      <text:p text:style-name="P100">Output NOT OK</text:p>
      <text:p text:style-name="P100"/>
      <text:p text:style-name="P101"><text:tab/>{</text:p>
      <text:p text:style-name="P2"><text:span text:style-name="T18"><text:tab/>"timestamp"</text:span>: <text:span text:style-name="T47">"2021-07-07T22:48:49.072+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82"/>
      <text:list xml:id="list115726822394984" text:continue-numbering="true" text:style-name="L2">
        <text:list-item>
          <text:p text:style-name="P467"><text:bookmark-start text:name="__DdeLink__7780_91815360"/>Insertar el <text:span text:style-name="T242">nombre</text:span> del campo descripción de rol, mal definido sintácticamente:<text:bookmark-end text:name="__DdeLink__7780_91815360"/></text:p>
        </text:list-item>
      </text:list>
      <text:p text:style-name="P210"/>
      <text:p text:style-name="P167"><text:span text:style-name="T27">Input para output </text:span><text:span text:style-name="T29">NOT </text:span><text:span text:style-name="T28">OK</text:span><text:span text:style-name="T27">:</text:span></text:p>
      <text:p text:style-name="P210"/>
      <text:p text:style-name="P79"><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description<text:span text:style-name="T18">":"</text:span>desc1<text:span text:style-name="T18">","</text:span>users<text:span text:style-name="T18">":[]}]</text:span></text:p>
      <text:p text:style-name="P444"><text:tab/>}</text:p>
      <text:p text:style-name="P79"/>
      <text:p text:style-name="P102">Output NOT OK</text:p>
      <text:p text:style-name="P103"/>
      <text:p text:style-name="P103"><text:tab/>{</text:p>
      <text:p text:style-name="P2"><text:span text:style-name="T18"><text:tab/>"timestamp"</text:span>: <text:span text:style-name="T47">"2021-07-07T22:51:07.166+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15727954606248" text:continue-numbering="true" text:style-name="L2">
        <text:list-item>
          <text:p text:style-name="P466"><text:bookmark-start text:name="__DdeLink__7782_91815360"/><text:soft-page-break/>Insertar el valor del campo descripción de rol, mal definido sintácticamente:<text:bookmark-end text:name="__DdeLink__7782_91815360"/></text:p>
        </text:list-item>
      </text:list>
      <text:p text:style-name="P205"/>
      <text:p text:style-name="P153"><text:span text:style-name="T27">Input para output </text:span><text:span text:style-name="T29">NOT </text:span><text:span text:style-name="T28">OK</text:span></text:p>
      <text:p text:style-name="P208"/>
      <text:p text:style-name="P78"><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text:span text:style-name="T18">"description"</text:span>:desc1<text:span text:style-name="T47">","</text:span>users<text:span text:style-name="T18">":[]}]</text:span></text:p>
      <text:p text:style-name="P444"><text:tab/>}</text:p>
      <text:p text:style-name="P78"/>
      <text:p text:style-name="P78"/>
      <text:p text:style-name="P104">Output NOT OK</text:p>
      <text:p text:style-name="P205"/>
      <text:p text:style-name="P81"><text:tab/>{</text:p>
      <text:p text:style-name="P1"><text:span text:style-name="T18"><text:tab/>"timestamp"</text:span>: <text:span text:style-name="T47">"2021-07-07T22:52:41.221+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add"</text:span></text:p>
      <text:p text:style-name="P1"><text:tab/>}</text:p>
      <text:p text:style-name="P205"/>
      <text:p text:style-name="P318">Insertar usuario existente definiendo <text:s/>el campo <text:span text:style-name="T97">name</text:span> de manera sintácticamente correcta, con un valor sintácticamente correcto pero correspondiendo a un <text:span text:style-name="T97">nombre</text:span> ya registrado en la BD:</text:p>
      <text:p text:style-name="P283"/>
      <text:p text:style-name="P169"><text:span text:style-name="T27">Input para output </text:span><text:span text:style-name="T34">NOT OK</text:span></text:p>
      <text:p text:style-name="P283"/>
      <text:p text:style-name="P53">{</text:p>
      <text:p text:style-name="P23"><text:span text:style-name="T18"><text:tab/>"name"</text:span>:<text:span text:style-name="T47">"</text:span><text:span text:style-name="T61">root</text:span><text:span text:style-name="T47">"</text:span>,</text:p>
      <text:p text:style-name="P23"><text:span text:style-name="T18"><text:tab/>"password"</text:span>:<text:span text:style-name="T47">"</text:span><text:span text:style-name="T61">asd</text:span><text:span text:style-name="T47">"</text:span></text:p>
      <text:p text:style-name="P53">}</text:p>
      <text:p text:style-name="P72">Output <text:span text:style-name="T245">NOT OK</text:span></text:p>
      <text:p text:style-name="P72"/>
      <text:p text:style-name="P72">{"error":"Duplicate user-&gt;User is already added"}</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6"><text:soft-page-break/><text:span text:style-name="T27">OUTPUTS </text:span><text:span text:style-name="T35">WARNINGS </text:span></text:p>
      <text:p text:style-name="P127"><text:span text:style-name="T96">(se realiza la persistencia en BD con devolución de warning al cliente)</text:span>:</text:p>
      <text:p text:style-name="P144"/>
      <text:p text:style-name="P451"><text:bookmark-start text:name="__DdeLink__7784_91815360"/><text:span text:style-name="T78">Insertar usuario al momento inexistente </text:span><text:span text:style-name="T79">(id y nombre aún inexistente)</text:span><text:span text:style-name="T78">, con campos y valores sintácticamente correctos, </text:span><text:span text:style-name="T80">definiendo un rol sintácticamente correcto</text:span><text:span text:style-name="T78">. </text:span><text:span text:style-name="T88">Se </text:span><text:span text:style-name="T81">incluye el campo id </text:span><text:span text:style-name="T90">de usuario </text:span><text:span text:style-name="T81">que es un dato que </text:span><text:span text:style-name="T89">en la mayoría de los escenarios es innecesario </text:span><text:span text:style-name="T81"><text:s/>y puede no corresponder con el id generado desde el servidor asociado al usuario en cuestión</text:span><text:span text:style-name="T80">: </text:span><text:bookmark-end text:name="__DdeLink__7784_91815360"/></text:p>
      <text:p text:style-name="P51"/>
      <text:p text:style-name="P154"><text:span text:style-name="T27">Input para output </text:span><text:span text:style-name="T30">WARNING</text:span></text:p>
      <text:p text:style-name="P25">{</text:p>
      <text:p text:style-name="P1"><text:span text:style-name="T18">"id"</text:span>:<text:span text:style-name="T184">500</text:span>,</text:p>
      <text:p text:style-name="P1"><text:span text:style-name="T18">"name"</text:span>:<text:span text:style-name="T47">"usernew100"</text:span>,</text:p>
      <text:p text:style-name="P1"><text:span text:style-name="T18">"password"</text:span>:<text:span text:style-name="T47">"asd"</text:span>,</text:p>
      <text:p text:style-name="P1"><text:span text:style-name="T18">"roles"</text:span>:[{<text:span text:style-name="T18">"nameRole"</text:span>:<text:span text:style-name="T47">"add"</text:span>}]</text:p>
      <text:p text:style-name="P1">}</text:p>
      <text:p text:style-name="P120">Output WARNING</text:p>
      <text:p text:style-name="P120"/>
      <text:p text:style-name="P120"/>
      <text:p text:style-name="P227"><text:bookmark-start text:name="__DdeLink__7786_91815360"/>{"warnings":[{"warning":"User not necesarily has the number id given"}]}<text:bookmark-end text:name="__DdeLink__7786_91815360"/></text:p>
      <text:p text:style-name="P227"/>
      <text:p text:style-name="P304"><text:bookmark-start text:name="__DdeLink__7788_91815360"/>Insertar usuario con dos roles duplicados (al menos en el campo nombre que los identifica unívocamente). <text:span text:style-name="T222">Persistir uno de ellos y dar aviso al cliente, de roles duplicados</text:span></text:p>
      <text:p text:style-name="P192"><text:bookmark-end text:name="__DdeLink__7788_91815360"/></text:p>
      <text:p text:style-name="P285">Input para output WARNINGS</text:p>
      <text:p text:style-name="P285"/>
      <text:p text:style-name="P24">{</text:p>
      <text:p text:style-name="P1"><text:span text:style-name="T18">"name"</text:span>:<text:span text:style-name="T47">"usernew50"</text:span>,</text:p>
      <text:p text:style-name="P1"><text:span text:style-name="T18">"password"</text:span>:<text:span text:style-name="T47">"asd"</text:span>,</text:p>
      <text:p text:style-name="P1"><text:span text:style-name="T18">"roles"</text:span>:[{<text:span text:style-name="T18">"nameRole"</text:span>:<text:span text:style-name="T47">"add"</text:span>},{<text:span text:style-name="T18">"nameRole"</text:span>:<text:span text:style-name="T47">"add"</text:span>}]</text:p>
      <text:p text:style-name="P1">}</text:p>
      <text:p text:style-name="P192"/>
      <text:p text:style-name="P284">Output WARNING</text:p>
      <text:p text:style-name="P284"/>
      <text:p text:style-name="P286"><text:bookmark-start text:name="__DdeLink__7790_91815360"/>{"warnings":[{"warning":"There are duplicated roles"}]}<text:bookmark-end text:name="__DdeLink__7790_91815360"/></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192"/>
      <text:list xml:id="list115726003103310" text:continue-numbering="true" text:style-name="L2">
        <text:list-header>
          <text:p text:style-name="P480"><text:soft-page-break/><text:span text:style-name="T246">Definir el</text:span> campo id de rol. <text:span text:style-name="T247">También definir nombre de rol con</text:span><text:span text:style-name="T220"> valor del campo </text:span>inexistente en base de datos. <text:span text:style-name="T248">Agregar o modificar</text:span><text:span text:style-name="T221">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82"/>
        </text:list-header>
      </text:list>
      <text:p text:style-name="P248"/>
      <text:p text:style-name="P262">Input para output WARNING</text:p>
      <text:p text:style-name="P264"/>
      <text:p text:style-name="P121">{</text:p>
      <text:p text:style-name="P2"><text:span text:style-name="T18">"name"</text:span>:<text:span text:style-name="T47">"usernamenew13"</text:span>,</text:p>
      <text:p text:style-name="P2"><text:span text:style-name="T18">"password"</text:span>:<text:span text:style-name="T47">"password"</text:span>,</text:p>
      <text:p text:style-name="P2"><text:span text:style-name="T18">"roles"</text:span>:[ {<text:span text:style-name="T18">"id"</text:span>:<text:span text:style-name="T184">100</text:span>,<text:span text:style-name="T18">"nameRole"</text:span>:<text:span text:style-name="T47">"addnewnew13"</text:span>}]</text:p>
      <text:p text:style-name="P2">}</text:p>
      <text:p text:style-name="P264"/>
      <text:p text:style-name="P264"/>
      <text:p text:style-name="P262">Output WARNING</text:p>
      <text:p text:style-name="P192"/>
      <text:p text:style-name="P192"/>
      <text:p text:style-name="P192"><text:bookmark-start text:name="__DdeLink__7793_91815360"/>{"warnings":[{"warning":"There roles that not necesarily has registered with the number id given"}]}</text:p>
      <text:p text:style-name="P192"><text:bookmark-end text:name="__DdeLink__7793_91815360"/></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32">UPDATE <text:span text:style-name="T100">USER</text:span>:</text:p>
      <text:p text:style-name="P132"/>
      <text:p text:style-name="P133">OUTPUTS OK:</text:p>
      <text:p text:style-name="P287"/>
      <text:p text:style-name="P305"><text:bookmark-start text:name="__DdeLink__7795_91815360"/>Modificar de usuario existente <text:s/><text:span text:style-name="T183">(distinto al nombre de usuario autenticado por medio del cliente)</text:span>, nombre de usuario con campo y valor sintácticamente correcto<text:bookmark-end text:name="__DdeLink__7795_91815360"/>:</text:p>
      <text:p text:style-name="P211"/>
      <text:p text:style-name="P429"><text:span text:style-name="T70">Get previo a update con enpoints </text:span><text:span text:style-name="T72">http://localhost:8040/user/get/name/</text:span><text:span text:style-name="T73">nameuser</text:span><text:span text:style-name="T103">:</text:span></text:p>
      <text:p text:style-name="P381"/>
      <text:p text:style-name="P381"/>
      <text:p text:style-name="P327">{"name":"nameuser", "date":"2021-07-04", "roles":[{"name<text:span text:style-name="T208">Role</text:span>":"delete", "description":"permission for delete user", "date":"2021-07-04", "services":[]}, {"name<text:span text:style-name="T208">Role</text:span>":"update", "description":"permission for update user", "date":"2021-07-04", "services":[]}, {"name<text:span text:style-name="T208">Role</text:span>":"add", "description":"permission for add user", "date":"2021-07-04", "services":[]}]}</text:p>
      <text:p text:style-name="P327"/>
      <text:p text:style-name="P157"><text:span text:style-name="T154">Input para output </text:span><text:span text:style-name="T155">OK</text:span><text:span text:style-name="T154">:</text:span></text:p>
      <text:p text:style-name="P391"/>
      <text:p text:style-name="P398">{</text:p>
      <text:p text:style-name="P1"><text:span text:style-name="T18">"id"</text:span>:<text:span text:style-name="T184">4</text:span>,</text:p>
      <text:p text:style-name="P1"><text:span text:style-name="T18">"name"</text:span>:<text:span text:style-name="T47">"nameusermod"</text:span></text:p>
      <text:p text:style-name="P1">}</text:p>
      <text:p text:style-name="P369"/>
      <text:p text:style-name="P367"/>
      <text:p text:style-name="P168"><text:span text:style-name="T127">Get </text:span><text:span text:style-name="T129">posterior</text:span><text:span text:style-name="T127"> a update con enpoints </text:span><text:span text:style-name="T126">http://localhost:8040/user/get/name/</text:span><text:span text:style-name="T128">nameuser</text:span><text:span text:style-name="T129">mod</text:span><text:span text:style-name="T126">:</text:span></text:p>
      <text:p text:style-name="P327"/>
      <text:p text:style-name="P327"/>
      <text:p text:style-name="P327">{"name":"nameusermod",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27"/>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211"/>
      <text:p text:style-name="P211"><text:soft-page-break/></text:p>
      <text:p text:style-name="P306"><text:bookmark-start text:name="__DdeLink__7797_91815360"/>Modificar de usuario existente <text:s/><text:span text:style-name="T183">(distinto al nombre de usuario autenticado por medio del cliente)</text:span>, <text:span text:style-name="T187">contraseña</text:span> de usuario con campo y valor sintácticamente correcto<text:bookmark-end text:name="__DdeLink__7797_91815360"/>:</text:p>
      <text:p text:style-name="P213"/>
      <text:p text:style-name="P334"/>
      <text:p text:style-name="P158"><text:span text:style-name="T154">Input para output </text:span><text:span text:style-name="T155">OK</text:span><text:span text:style-name="T154">: </text:span></text:p>
      <text:p text:style-name="P392"/>
      <text:p text:style-name="P399">{</text:p>
      <text:p text:style-name="P1"><text:span text:style-name="T18">"id"</text:span>:<text:span text:style-name="T184">4</text:span>,</text:p>
      <text:p text:style-name="P1"><text:span text:style-name="T18">"password"</text:span>:<text:span text:style-name="T47">"passusermod"</text:span></text:p>
      <text:p text:style-name="P1">}</text:p>
      <text:p text:style-name="P38"/>
      <text:p text:style-name="P421"/>
      <text:p text:style-name="P425">&lt;Tener en cuenta que los endpoints ‘get’ no informan sobre la contraseña del usuario&gt;</text:p>
      <text:p text:style-name="P399"/>
      <text:p text:style-name="P173"><text:span text:style-name="T135">S</text:span><text:span text:style-name="T126">olicitar token (loguearse – iniciar sesión) </text:span><text:span text:style-name="T131">después de la modificación, </text:span><text:span text:style-name="T126">con el usuario y la </text:span><text:span text:style-name="T140">nueva </text:span><text:span text:style-name="T126">contraseña, y las credenciales del cliente adecuadas:</text:span></text:p>
      <text:p text:style-name="P374"/>
      <text:p text:style-name="P370"/>
      <text:p text:style-name="P370">Id de cliente:<text:span text:style-name="T240">idClient1</text:span></text:p>
      <text:p text:style-name="P370">Contraseña de cliente:<text:span text:style-name="T240">passClient1</text:span></text:p>
      <text:p text:style-name="P370">Nombre de usuario:<text:span text:style-name="T240">usermod</text:span></text:p>
      <text:p text:style-name="P173"><text:span text:style-name="T130">Nueva c</text:span><text:span text:style-name="T126">ontraseña de usuario:</text:span><text:span text:style-name="T140">passusermod</text:span></text:p>
      <text:p text:style-name="P370"/>
      <text:p text:style-name="P370">Como el token y token de refresco es recibido, se corrobora éxito en update</text:p>
      <text:p text:style-name="P214"/>
      <text:p text:style-name="P212"/>
      <text:p text:style-name="P221"/>
      <text:p text:style-name="P221"/>
      <text:p text:style-name="P221"/>
      <text:p text:style-name="P221"/>
      <text:p text:style-name="P221"/>
      <text:p text:style-name="P476">HASTA ACA EN JUNIT</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07"><text:soft-page-break/>Modificar de usuario existente <text:s/><text:span text:style-name="T183">(distinto al nombre de usuario autenticado por medio del cliente)</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12"/>
      <text:p text:style-name="P212"/>
      <text:p text:style-name="P430"><text:span text:style-name="T70">Get previo a update con enpoints </text:span><text:span text:style-name="T72">http://localhost:8040/user/get/name/</text:span><text:span text:style-name="T73">nameuser</text:span><text:span text:style-name="T74">mod</text:span><text:span text:style-name="T103">:</text:span></text:p>
      <text:p text:style-name="P382"/>
      <text:p text:style-name="P335"/>
      <text:p text:style-name="P335">{"name":"nameusermod", "date":"2021-07-04", "roles":[{"name<text:span text:style-name="T206">Role</text:span>":"delete", "description":"permission for delete user", "date":"2021-07-04", "services":[]}, {"name<text:span text:style-name="T206">Role</text:span>":"update", "description":"permission for update user", "date":"2021-07-04", "services":[]}, {"name<text:span text:style-name="T206">Role</text:span>":"add", "description":"permission for add user", "date":"2021-07-04", "services":[]}]}</text:p>
      <text:p text:style-name="P328"/>
      <text:p text:style-name="P156"><text:span text:style-name="T154">Input para output </text:span><text:span text:style-name="T155">OK</text:span><text:span text:style-name="T154">:</text:span></text:p>
      <text:p text:style-name="P360"/>
      <text:p text:style-name="P415">{</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4"</text:span>, <text:span text:style-name="T18">"services"</text:span>:[]}]</text:p>
      <text:p text:style-name="P1">}</text:p>
      <text:p text:style-name="P360"/>
      <text:p text:style-name="P156"><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360"/>
      <text:p text:style-name="P360">{"name":"nameusermod", "date":"2021-07-04", "roles":[{"name<text:span text:style-name="T205">Role</text:span>":"delete", "description":"permission for delete user", "date":"2021-07-04", "services":[]}, {"name<text:span text:style-name="T205">Role</text:span>":"addmod", "description":"permission for add user", "date":"2021-07-04", "services":[]}, {"name<text:span text:style-name="T205">Role</text:span>":"update", "description":"permission for update user", "date":"2021-07-04", "services":[]}]}</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212"/>
      <text:p text:style-name="P212"/>
      <text:p text:style-name="P308"><text:soft-page-break/>Modificar de usuario existente <text:span text:style-name="T183">(distinto al nombre de usuario autenticado por medio del cliente)</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12"/>
      <text:p text:style-name="P212"/>
      <text:p text:style-name="P215"/>
      <text:p text:style-name="P431"><text:span text:style-name="T70">Get previo a update con enpoints </text:span><text:span text:style-name="T72">http://localhost:8040/user/get/name/</text:span><text:span text:style-name="T73">nameuser</text:span><text:span text:style-name="T74">mod</text:span><text:span text:style-name="T103">:</text:span></text:p>
      <text:p text:style-name="P383"/>
      <text:p text:style-name="P336">{"name":"nameusermod", "date":"2021-07-04", "roles":[{"name<text:span text:style-name="T204">Role</text:span>":"delete", "description":"permission for delete user", "date":"2021-07-04", "services":[]}, {"name<text:span text:style-name="T204">Role</text:span>":"addmod", "description":"permission for add user", "date":"2021-07-04", "services":[]}, {"name<text:span text:style-name="T204">Role</text:span>":"update", "description":"permission for update user", "date":"2021-07-04", "services":[]}]}</text:p>
      <text:p text:style-name="P336"/>
      <text:p text:style-name="P329"/>
      <text:p text:style-name="P159"><text:span text:style-name="T154">Input para output </text:span><text:span text:style-name="T155">OK</text:span><text:span text:style-name="T154">:</text:span></text:p>
      <text:p text:style-name="P362"/>
      <text:p text:style-name="P10">{</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 mod"</text:span>, <text:span text:style-name="T18">"date"</text:span>:<text:span text:style-name="T47">"2021-07-04"</text:span>, <text:span text:style-name="T18">"services"</text:span>:[]}]</text:p>
      <text:p text:style-name="P1">}</text:p>
      <text:p text:style-name="P10"/>
      <text:p text:style-name="P362"/>
      <text:p text:style-name="P159"><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2"/>
      <text:p text:style-name="P212">{"name":"nameusermod", "date":"2021-07-04", "roles":[{"name<text:span text:style-name="T203">Role</text:span>":"update", "description":"permission for update user", "date":"2021-07-03", "services":[]}, {"name<text:span text:style-name="T203">Role</text:span>":"addmod", "description":"permission for add user mod", "date":"2021-07-03", "services":[]}, {"name<text:span text:style-name="T203">Role</text:span>":"delete", "description":"permission for delete user", "date":"2021-07-03", "service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09"><text:soft-page-break/>Modificar de usuario existente <text:span text:style-name="T193">autenticado</text:span>, nombre de usuario con campo y valor sintácticamente correcto:</text:p>
      <text:p text:style-name="P216"/>
      <text:p text:style-name="P432"><text:span text:style-name="T70">Get previo a update con enpoints </text:span><text:span text:style-name="T72">http://localhost:8040/user/get/name/</text:span><text:span text:style-name="T75">root</text:span><text:span text:style-name="T103">:</text:span></text:p>
      <text:p text:style-name="P384"/>
      <text:p text:style-name="P384">{"name":"root", "date":"2021-07-05", "roles":[{"name<text:span text:style-name="T203">Role</text:span>":"delete", "description":"permission for delete user", "date":"2021-07-05", "services":[]}, {"name<text:span text:style-name="T203">Role</text:span>":"add", "description":"permission for add user", "date":"2021-07-05", "services":[]}, {"name<text:span text:style-name="T203">Role</text:span>":"update", "description":"permission for update user", "date":"2021-07-05", "services":[]}]}</text:p>
      <text:p text:style-name="P330"/>
      <text:p text:style-name="P330"/>
      <text:p text:style-name="P160"><text:span text:style-name="T154">Input para output </text:span><text:span text:style-name="T155">OK</text:span><text:span text:style-name="T154">:</text:span></text:p>
      <text:p text:style-name="P393"/>
      <text:p text:style-name="P400">{</text:p>
      <text:p text:style-name="P1"><text:span text:style-name="T18">"id"</text:span>:<text:span text:style-name="T184">24</text:span>,</text:p>
      <text:p text:style-name="P1"><text:span text:style-name="T18">"name"</text:span>:<text:span text:style-name="T47">"rootmod"</text:span></text:p>
      <text:p text:style-name="P1">}</text:p>
      <text:p text:style-name="P1"/>
      <text:p text:style-name="P29">Se revoca el token en uso, y se devuelve nuevo token y token de refresco</text:p>
      <text:p text:style-name="P361"/>
      <text:p text:style-name="P361"/>
      <text:p text:style-name="P160"><text:span text:style-name="T127">Get </text:span><text:span text:style-name="T129">posterior</text:span><text:span text:style-name="T127"> a update </text:span><text:span text:style-name="T133">con nuevo token y</text:span><text:span text:style-name="T127"> enpoints </text:span><text:span text:style-name="T126">http://localhost:8040/user/get/name/</text:span><text:span text:style-name="T132">rootmod</text:span><text:span text:style-name="T126">:</text:span></text:p>
      <text:p text:style-name="P325"/>
      <text:p text:style-name="P330"/>
      <text:p text:style-name="P330">{"name":"rootmod",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330"/>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216"/>
      <text:p text:style-name="P309"><text:soft-page-break/>Modificar de usuario existente <text:span text:style-name="T194">autenticado</text:span>, <text:span text:style-name="T187">contraseña</text:span> de usuario con campo y valor sintácticamente correcto:</text:p>
      <text:p text:style-name="P216"/>
      <text:p text:style-name="P433"><text:span text:style-name="T43">Get previo a update con enpoints </text:span><text:span text:style-name="T44">http://localhost:8040/user/get/name/</text:span><text:span text:style-name="T45">root</text:span><text:span text:style-name="T104">:</text:span></text:p>
      <text:p text:style-name="P388"/>
      <text:p text:style-name="P443"><text:span text:style-name="T181">{"name":"rootmod", "date":"2021-07-05", "roles":[{"name</text:span><text:span text:style-name="T182">Role</text:span><text:span text:style-name="T181">":"delete", "description":"permission for delete user", "date":"2021-07-05", "services":[]}, {"name</text:span><text:span text:style-name="T182">Role</text:span><text:span text:style-name="T181">":"add", "description":"permission for add user", "date":"2021-07-05", "services":[]}, {"name</text:span><text:span text:style-name="T182">Role</text:span><text:span text:style-name="T181">":"update", "description":"permission for update user", "date":"2021-07-05", "services":[]}]}</text:span></text:p>
      <text:p text:style-name="P216"/>
      <text:p text:style-name="P337"/>
      <text:p text:style-name="P160"><text:span text:style-name="T154">Input para output </text:span><text:span text:style-name="T155">OK</text:span><text:span text:style-name="T154">: </text:span></text:p>
      <text:p text:style-name="P393"/>
      <text:p text:style-name="P397"/>
      <text:p text:style-name="P404">{</text:p>
      <text:p text:style-name="P35"><text:span text:style-name="T18">"name"</text:span>:<text:span text:style-name="T47">"rootmod"</text:span>,</text:p>
      <text:p text:style-name="P35"><text:span text:style-name="T18">"password"</text:span>:<text:span text:style-name="T47">"passrootmod"</text:span></text:p>
      <text:p text:style-name="P35">}</text:p>
      <text:p text:style-name="P413"/>
      <text:p text:style-name="P414">Se revoca el token en uso, y se devuelve nuevo token y token de refresco</text:p>
      <text:p text:style-name="P31"/>
      <text:p text:style-name="P434"><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434"/>
      <text:p text:style-name="P418"/>
      <text:p text:style-name="P368">{"name":"rootmod", "date":"2021-07-05", "roles":[{"name<text:span text:style-name="T201">Role</text:span>":"delete", "description":"permission for delete user", "date":"2021-07-05", "services":[]}, {"name<text:span text:style-name="T201">Role</text:span>":"add", "description":"permission for add user", "date":"2021-07-05", "services":[]}, {"name<text:span text:style-name="T201">Role</text:span>":"update", "description":"permission for update user", "date":"2021-07-05", "services":[]}]}</text:p>
      <text:p text:style-name="P26"/>
      <text:p text:style-name="P420"/>
      <text:p text:style-name="P424">&lt;Tener en cuenta que los endpoints ‘get’ no informan sobre la contraseña del usuario&gt;</text:p>
      <text:p text:style-name="P400"/>
      <text:p text:style-name="P174"><text:span text:style-name="T136">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71"/>
      <text:p text:style-name="P340"/>
      <text:p text:style-name="P371">Id de cliente: <text:span text:style-name="T197">idClient1</text:span></text:p>
      <text:p text:style-name="P371">Contraseña de cliente: <text:span text:style-name="T197">passClient1</text:span></text:p>
      <text:p text:style-name="P371">Nombre de usuario: <text:span text:style-name="T197">rootmod</text:span></text:p>
      <text:p text:style-name="P174"><text:span text:style-name="T130">Nueva c</text:span><text:span text:style-name="T126">ontraseña de usuario: </text:span><text:span text:style-name="T137">passrootmod</text:span></text:p>
      <text:p text:style-name="P371"/>
      <text:p text:style-name="P371">Como el token y token de refresco es recibido, se corrobora éxito en update</text:p>
      <text:p text:style-name="P216"/>
      <text:p text:style-name="P216"/>
      <text:p text:style-name="P216"/>
      <text:p text:style-name="P216"/>
      <text:p text:style-name="P216"/>
      <text:p text:style-name="P216"/>
      <text:p text:style-name="P310"><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20"/>
      <text:p text:style-name="P220"/>
      <text:p text:style-name="P437"><text:span text:style-name="T70">Get previo a update con enpoints </text:span><text:span text:style-name="T72">http://localhost:8040/user/get/name/</text:span><text:span text:style-name="T76">rootmod</text:span><text:span text:style-name="T103">:</text:span></text:p>
      <text:p text:style-name="P387"/>
      <text:p text:style-name="P366">{"name":"rootmod", "date":"2021-07-05", "roles":[{"nameRole":"delete", "description":"permission for delete user", "date":"2021-07-05", "services":[]}, {"nameRole":"add", "description":"permission for add user", "date":"2021-07-05", "services":[]}, {"nameRole":"update", "description":"permission for update user", "date":"2021-07-05", "services":[]}]}</text:p>
      <text:p text:style-name="P366"/>
      <text:p text:style-name="P28"/>
      <text:p text:style-name="P338"/>
      <text:p text:style-name="P164"><text:span text:style-name="T154">Input para output </text:span><text:span text:style-name="T155">OK</text:span><text:span text:style-name="T154">:</text:span></text:p>
      <text:p text:style-name="P366"/>
      <text:p text:style-name="P12"/>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36"/>
      <text:p text:style-name="P405">Se revoca el token en uso, y se devuelve nuevo token y token de refresco</text:p>
      <text:p text:style-name="P366"/>
      <text:p text:style-name="P164"><text:span text:style-name="T127">Get </text:span><text:span text:style-name="T129">posterior</text:span><text:span text:style-name="T127"> a update </text:span><text:span text:style-name="T139">con nuevo token y</text:span><text:span text:style-name="T127"> enpoints </text:span><text:a xlink:type="simple" xlink:href="http://localhost:8040/user/get/name/nameusermod" text:style-name="Internet_20_link" text:visited-style-name="Visited_20_Internet_20_Link"><text:span text:style-name="T126">http://localhost:8040/user/get/</text:span></text:a><text:span text:style-name="T138">rootmod</text:span><text:span text:style-name="T126">:</text:span></text:p>
      <text:p text:style-name="P366"/>
      <text:p text:style-name="P366">{"name":"rootmod", "date":"2021-07-05", "roles":[{"nameRole":"addmod", "description":"permission for add user", "date":"2021-07-06", "services":[]}, {"nameRole":"delete", "description":"permission for delete user", "date":"2021-07-05", "services":[]}, {"nameRole":"update", "description":"permission for update user", "date":"2021-07-05", "services":[]}]}</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1"/>
      <text:p text:style-name="P309"><text:soft-page-break/>Modificar de usuario existente <text:span text:style-name="T196">autenticado</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16"/>
      <text:p text:style-name="P216"/>
      <text:p text:style-name="P216"/>
      <text:p text:style-name="P432"><text:span text:style-name="T70">Get previo a update con enpoints </text:span><text:span text:style-name="T72">http://localhost:8040/user/get/name/</text:span><text:span text:style-name="T73">nameuser</text:span><text:span text:style-name="T74">mod</text:span><text:span text:style-name="T103">:</text:span></text:p>
      <text:p text:style-name="P384"/>
      <text:p text:style-name="P337">{"name":"rootmod", "date":"2021-07-05", "roles":[{"nameRole":"delete", "description":"permission for delete user", "date":"2021-07-05", "services":[]}, {"nameRole":"add", "description":"permission for add user", "date":"2021-07-05", "services":[]}, {"nameRole":"update", "description":"permission for update user", "date":"2021-07-05", "services":[]}]}</text:p>
      <text:p text:style-name="P337"/>
      <text:p text:style-name="P330"/>
      <text:p text:style-name="P160"><text:span text:style-name="T154">Input para output </text:span><text:span text:style-name="T155">OK</text:span><text:span text:style-name="T154">:</text:span></text:p>
      <text:p text:style-name="P26"/>
      <text:p text:style-name="P13">{</text:p>
      <text:p text:style-name="P1"><text:span text:style-name="T18">"name"</text:span>:<text:span text:style-name="T47">"root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 mod"</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9"/>
      <text:p text:style-name="P361"/>
      <text:p text:style-name="P160"><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6"/>
      <text:p text:style-name="P216">{"name":"rootmod", "date":"2021-07-05", "roles":[{"nameRole":"add", "description":"permission for add user mod", "date":"2021-07-04", "services":[]}, {"nameRole":"delete", "description":"permission for delete user", "date":"2021-07-04", "services":[]}, {"nameRole":"update", "description":"permission for update user", "date":"2021-07-04", "services":[]}]}</text:p>
      <text:p text:style-name="P216"/>
      <text:p text:style-name="P212"/>
      <text:p text:style-name="P228">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92">Y para editar los usuarios adheridos al rol en cuestion, se debe hacer peticion con enpoint de update ro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133"><text:soft-page-break/>OUTPUTS NOT OK:</text:p>
      <text:p text:style-name="P133"/>
      <text:p text:style-name="P311">Modificar de usuario existente <text:s/><text:span text:style-name="T183">(distinto al nombre de usuario autenticado por medio del cliente)</text:span>, nombre de usuario con campo y valor sintácticamente correcto:</text:p>
      <text:p text:style-name="P217"/>
      <text:p text:style-name="P435"><text:span text:style-name="T70">Get previo a update con enpoints </text:span><text:span text:style-name="T72">http://localhost:8040/user/get/name/</text:span><text:span text:style-name="T73">nameuser</text:span><text:span text:style-name="T103">:</text:span></text:p>
      <text:p text:style-name="P385"/>
      <text:p text:style-name="P331">{"name":"nameuser", "date":"2021-07-04", "roles":[{"name<text:span text:style-name="T200">Role</text:span>":"delete", "description":"permission for delete user", "date":"2021-07-04", "services":[]}, {"name<text:span text:style-name="T200">Role</text:span>":"update", "description":"permission for update user", "date":"2021-07-04", "services":[]}, {"name<text:span text:style-name="T200">Role</text:span>":"add", "description":"permission for add user", "date":"2021-07-04", "services":[]}]}</text:p>
      <text:p text:style-name="P331"/>
      <text:p text:style-name="P161"><text:span text:style-name="T154">Input para output </text:span><text:span text:style-name="T156">NOT </text:span><text:span text:style-name="T155">OK</text:span><text:span text:style-name="T154">:</text:span></text:p>
      <text:p text:style-name="P394"/>
      <text:p text:style-name="P401">{</text:p>
      <text:p text:style-name="P32"><text:span text:style-name="T18">"id"</text:span>:<text:span text:style-name="T184">4</text:span>,</text:p>
      <text:p text:style-name="P32"><text:span text:style-name="T18">"name"</text:span>:<text:span text:style-name="T47">"nameusermod"</text:span></text:p>
      <text:p text:style-name="P32">}</text:p>
      <text:p text:style-name="P394"/>
      <text:p text:style-name="P435"><text:span text:style-name="T160">Get p</text:span><text:span text:style-name="T161">osterior</text:span><text:span text:style-name="T160"> a update con enpoints </text:span><text:a xlink:type="simple" xlink:href="http://localhost:8040/user/get/name/nameuser" text:style-name="Internet_20_link" text:visited-style-name="Visited_20_Internet_20_Link"><text:span text:style-name="T164">http://localhost:8040/user/get/name/</text:span></text:a><text:a xlink:type="simple" xlink:href="http://localhost:8040/user/get/name/nameuser" text:style-name="Internet_20_link" text:visited-style-name="Visited_20_Internet_20_Link"><text:span text:style-name="T165">nameuser</text:span></text:a><text:span text:style-name="T105">:</text:span></text:p>
      <text:p text:style-name="P363"/>
      <text:p text:style-name="P363">{"error":"Not found-&gt;User name not found"}</text:p>
      <text:p text:style-name="P218"/>
      <text:p text:style-name="P312">Modificar de usuario existente <text:s/><text:span text:style-name="T183">(distinto al nombre de usuario autenticado por medio del cliente)</text:span>, <text:span text:style-name="T187">contraseña</text:span> de usuario con campo y valor sintácticamente correcto:</text:p>
      <text:p text:style-name="P333"/>
      <text:p text:style-name="P162"><text:span text:style-name="T154">Input para output </text:span><text:span text:style-name="T157">NOT </text:span><text:span text:style-name="T155">OK</text:span><text:span text:style-name="T154">: </text:span></text:p>
      <text:p text:style-name="P395"/>
      <text:p text:style-name="P402">{</text:p>
      <text:p text:style-name="P33"><text:span text:style-name="T18">"id"</text:span>:<text:span text:style-name="T184">4</text:span>,</text:p>
      <text:p text:style-name="P33"><text:span text:style-name="T18">"password"</text:span>:<text:span text:style-name="T47">"passusermod"</text:span></text:p>
      <text:p text:style-name="P33">}</text:p>
      <text:p text:style-name="P422"/>
      <text:p text:style-name="P426">&lt;Tener en cuenta que los endpoints ‘get’ no informan sobre la contraseña del usuario&gt;</text:p>
      <text:p text:style-name="P402"/>
      <text:p text:style-name="P175"><text:span text:style-name="T135">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72"/>
      <text:p text:style-name="P177"><text:span text:style-name="T126">Id de cliente: “</text:span><text:span text:style-name="T130">IdClient1</text:span><text:span text:style-name="T126">”, </text:span><text:span text:style-name="T141">c</text:span><text:span text:style-name="T126">ontraseña de cliente: “</text:span><text:span text:style-name="T130">passClient1</text:span><text:span text:style-name="T126">”, </text:span></text:p>
      <text:p text:style-name="P177"><text:span text:style-name="T141">n</text:span><text:span text:style-name="T126">ombre de usuario: “</text:span><text:span text:style-name="T130">nameusermod</text:span><text:span text:style-name="T126">”, </text:span><text:span text:style-name="T141">c</text:span><text:span text:style-name="T126">ontraseña de usuario anterior: </text:span><text:span text:style-name="T130">passuser</text:span></text:p>
      <text:p text:style-name="P372"/>
      <text:p text:style-name="P288"><text:span text:style-name="T146">Como el token y token de refresco </text:span><text:span text:style-name="T147">no</text:span><text:span text:style-name="T146"> es recibido, se corrobora </text:span><text:span text:style-name="T147">que la autenticación del usuario con la contraseña anterior, ya no es válida. Lo que el servidor le devuelve al cliente es:</text:span></text:p>
      <text:p text:style-name="P341"/>
      <text:p text:style-name="P343">{</text:p>
      <text:p text:style-name="P33"><text:span text:style-name="T18">"error"</text:span>: <text:span text:style-name="T47">"invalid_grant"</text:span>,</text:p>
      <text:p text:style-name="P33"><text:span text:style-name="T18">"error_description"</text:span>: <text:span text:style-name="T47">"Bad credentials"</text:span></text:p>
      <text:p text:style-name="P33">}</text:p>
      <text:p text:style-name="P313"><text:soft-page-break/>Modificar de usuario existente <text:span text:style-name="T193">autenticado</text:span>, nombre de usuario con campo y valor sintácticamente correcto:</text:p>
      <text:p text:style-name="P219"/>
      <text:p text:style-name="P436"><text:span text:style-name="T70">Get previo a update con enpoints </text:span><text:span text:style-name="T72">http://localhost:8040/user/get/name/</text:span><text:span text:style-name="T75">root</text:span><text:span text:style-name="T103">:</text:span></text:p>
      <text:p text:style-name="P386"/>
      <text:p text:style-name="P386">{"name":"root",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332"/>
      <text:p text:style-name="P332"/>
      <text:p text:style-name="P163"><text:span text:style-name="T154">Input para output </text:span><text:span text:style-name="T157">NOT </text:span><text:span text:style-name="T155">OK</text:span><text:span text:style-name="T154">:</text:span></text:p>
      <text:p text:style-name="P396"/>
      <text:p text:style-name="P403">{</text:p>
      <text:p text:style-name="P34"><text:span text:style-name="T18">"id"</text:span>:<text:span text:style-name="T184">24</text:span>,</text:p>
      <text:p text:style-name="P34"><text:span text:style-name="T18">"name"</text:span>:<text:span text:style-name="T47">"rootmod"</text:span></text:p>
      <text:p text:style-name="P34">}</text:p>
      <text:p text:style-name="P34"/>
      <text:p text:style-name="P30">Se revoca el token en uso, y se devuelve nuevo token y token de refresco</text:p>
      <text:p text:style-name="P396"/>
      <text:p text:style-name="P396"/>
      <text:p text:style-name="P436"><text:span text:style-name="T160">Get p</text:span><text:span text:style-name="T161">osterior</text:span><text:span text:style-name="T160"> a update </text:span><text:span text:style-name="T162">con t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05">: </text:span></text:p>
      <text:p text:style-name="P364"/>
      <text:p text:style-name="P416">{</text:p>
      <text:p text:style-name="P34"><text:span text:style-name="T18">"error"</text:span>: <text:span text:style-name="T47">"invalid_token"</text:span>,</text:p>
      <text:p text:style-name="P34"><text:span text:style-name="T18">"error_description"</text:span>: <text:span text:style-name="T47">"Invalid access token: 668424880-1f33-4209-8cec-08bced5dd700"</text:span></text:p>
      <text:p text:style-name="P34">}</text:p>
      <text:p text:style-name="P34"/>
      <text:p text:style-name="P436"><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05">: </text:span></text:p>
      <text:p text:style-name="P419"/>
      <text:p text:style-name="P419">{"error":"Not found-&gt;User name not found"}</text:p>
      <text:p text:style-name="P419"/>
      <text:p text:style-name="P322"><text:span text:style-name="T160">Get p</text:span><text:span text:style-name="T161">osterior</text:span><text:span text:style-name="T160"> a update </text:span><text:span text:style-name="T162">con </text:span><text:span text:style-name="T163">t</text:span><text:span text:style-name="T162">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7">mod</text:span><text:span text:style-name="T105">: </text:span></text:p>
      <text:p text:style-name="P364"/>
      <text:p text:style-name="P416">{</text:p>
      <text:p text:style-name="P34"><text:span text:style-name="T18">"error"</text:span>: <text:span text:style-name="T47">"invalid_token"</text:span>,</text:p>
      <text:p text:style-name="P34"><text:span text:style-name="T18">"error_description"</text:span>: <text:span text:style-name="T47">"Invalid access token: 668424880-1f33-4209-8cec-08bced5dd700"</text:span></text:p>
      <text:p text:style-name="P86">}</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313"><text:soft-page-break/>Modificar de usuario existente <text:span text:style-name="T194">autenticado</text:span>, <text:span text:style-name="T187">contraseña</text:span> de usuario con campo y valor sintácticamente correcto:</text:p>
      <text:p text:style-name="P219"/>
      <text:p text:style-name="P436"><text:span text:style-name="T43">Get previo a update con enpoints </text:span><text:span text:style-name="T44">http://localhost:8040/user/get/name/</text:span><text:span text:style-name="T45">root</text:span><text:span text:style-name="T104">:</text:span></text:p>
      <text:p text:style-name="P389"/>
      <text:p text:style-name="P389">{"name":"rootmod",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339"/>
      <text:p text:style-name="P163"><text:span text:style-name="T154">Input para output </text:span><text:span text:style-name="T157">NOT </text:span><text:span text:style-name="T155">OK</text:span><text:span text:style-name="T154">: </text:span></text:p>
      <text:p text:style-name="P396"/>
      <text:p text:style-name="P403">{</text:p>
      <text:p text:style-name="P1"><text:span text:style-name="T18">"name"</text:span>:<text:span text:style-name="T47">"rootmod"</text:span>,</text:p>
      <text:p text:style-name="P1"><text:span text:style-name="T18">"password"</text:span>:<text:span text:style-name="T47">"passrootmod"</text:span></text:p>
      <text:p text:style-name="P1">}</text:p>
      <text:p text:style-name="P396"/>
      <text:p text:style-name="P396"/>
      <text:p text:style-name="P406">Se revoca el token en uso, y se devuelve nuevo token y token de refresco</text:p>
      <text:p text:style-name="P396"/>
      <text:p text:style-name="P436"><text:span text:style-name="T160">Get p</text:span><text:span text:style-name="T161">osterior</text:span><text:span text:style-name="T160"> a update </text:span><text:span text:style-name="T162">con t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364"/>
      <text:p text:style-name="P11">{</text:p>
      <text:p text:style-name="P34"><text:span text:style-name="T18">"error"</text:span>: <text:span text:style-name="T47">"invalid_token"</text:span>,</text:p>
      <text:p text:style-name="P34"><text:span text:style-name="T18">"error_description"</text:span>: <text:span text:style-name="T47">"Invalid access token: 54bdba5d-0dba-418b-8838-787c67308e87"</text:span></text:p>
      <text:p text:style-name="P34">}</text:p>
      <text:p text:style-name="P27"/>
      <text:p text:style-name="P423"/>
      <text:p text:style-name="P427">&lt;Tener en cuenta que los endpoints ‘get’ no informan sobre la contraseña del usuario&gt;</text:p>
      <text:p text:style-name="P403"/>
      <text:p text:style-name="P176"><text:span text:style-name="T136">S</text:span><text:span text:style-name="T126">olicitar token (loguearse – iniciar sesión) </text:span><text:span text:style-name="T131">después de la modificación,</text:span><text:span text:style-name="T126"> con el usuario y la contraseña anterior, <text:s/>y las credenciales del cliente adecuadas:</text:span></text:p>
      <text:p text:style-name="P373"/>
      <text:p text:style-name="P176"><text:span text:style-name="T126">Id de cliente: “</text:span><text:span text:style-name="T130">IdClient1</text:span><text:span text:style-name="T126">”</text:span></text:p>
      <text:p text:style-name="P176"><text:span text:style-name="T126">Contraseña de cliente: “</text:span><text:span text:style-name="T130">passClient1</text:span><text:span text:style-name="T126">”</text:span></text:p>
      <text:p text:style-name="P176"><text:span text:style-name="T126">Nombre de usuario: “</text:span><text:span text:style-name="T134">rootmod</text:span><text:span text:style-name="T126">”</text:span></text:p>
      <text:p text:style-name="P176"><text:span text:style-name="T126">Contraseña de usuario anterior: “</text:span><text:span text:style-name="T134">passroot”</text:span></text:p>
      <text:p text:style-name="P373"/>
      <text:p text:style-name="P289"><text:span text:style-name="T146">Como el token y token de refresco </text:span><text:span text:style-name="T147">no</text:span><text:span text:style-name="T146"> es recibido, se corrobora </text:span><text:span text:style-name="T147">que la autenticación del usuario con la contraseña anterior, ya no es válida. Lo que el servidor le devuelve al cliente es:</text:span></text:p>
      <text:p text:style-name="P342"/>
      <text:p text:style-name="P412">{</text:p>
      <text:p text:style-name="P34"><text:span text:style-name="T18">"error"</text:span>: <text:span text:style-name="T47">"invalid_grant"</text:span>,</text:p>
      <text:p text:style-name="P34"><text:span text:style-name="T18">"error_description"</text:span>: <text:span text:style-name="T47">"Bad credentials"</text:span></text:p>
      <text:p text:style-name="P86">}</text:p>
      <text:p text:style-name="P86"/>
      <text:p text:style-name="P86"/>
      <text:p text:style-name="P86"/>
      <text:p text:style-name="P86"/>
      <text:p text:style-name="P310"><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20"/>
      <text:p text:style-name="P220"/>
      <text:p text:style-name="P437"><text:span text:style-name="T70">Get previo a update con enpoints </text:span><text:span text:style-name="T72">http://localhost:8040/user/get/name/</text:span><text:span text:style-name="T76">rootmod</text:span><text:span text:style-name="T103">:</text:span></text:p>
      <text:p text:style-name="P387"/>
      <text:p text:style-name="P366">{"name":"rootmod", "date":"2021-07-05", "roles":[{"nameRole":"delete", "description":"permission for delete user", "date":"2021-07-05", "services":[]}, {"nameRole":"add", "description":"permission for add user", "date":"2021-07-05", "services":[]}, {"nameRole":"update", "description":"permission for update user", "date":"2021-07-05", "services":[]}]}</text:p>
      <text:p text:style-name="P338"/>
      <text:p text:style-name="P164"><text:span text:style-name="T154">Input para output </text:span><text:span text:style-name="T158">NOT</text:span><text:span text:style-name="T154"> </text:span><text:span text:style-name="T155">OK</text:span><text:span text:style-name="T154">:</text:span></text:p>
      <text:p text:style-name="P28"/>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405">Se revoca el token en uso, y se devuelve nuevo token y token de refresco</text:p>
      <text:p text:style-name="P366"/>
      <text:p text:style-name="P366"><text:span text:style-name="T210">Get </text:span><text:span text:style-name="T211">posterior</text:span><text:span text:style-name="T210"> a update </text:span><text:span text:style-name="T209">con token </text:span><text:span text:style-name="T212">revocado</text:span><text:span text:style-name="T209"> y</text:span><text:span text:style-name="T210"> enpoints </text:span><text:a xlink:type="simple" xlink:href="http://localhost:8040/user/get/name/nameusermod" text:style-name="Internet_20_link" text:visited-style-name="Visited_20_Internet_20_Link">http://localhost:8040/user/get/</text:a><text:span text:style-name="T198">rootmod</text:span>:</text:p>
      <text:p text:style-name="P365"/>
      <text:p text:style-name="P417">{</text:p>
      <text:p text:style-name="P1"><text:span text:style-name="T18">"error"</text:span>: <text:span text:style-name="T47">"invalid_token"</text:span>,</text:p>
      <text:p text:style-name="P1"><text:span text:style-name="T18">"error_description"</text:span>: <text:span text:style-name="T47">"Invalid access token: 6b76319b-fa92-463e-8b49-7d14dd780ae9"</text:span></text:p>
      <text:p text:style-name="P1">}</text:p>
      <text:p text:style-name="P223"/>
      <text:p text:style-name="P314">Modificar usuario inexistente:</text:p>
      <text:p text:style-name="P224"/>
      <text:p text:style-name="P225"><text:span text:style-name="T213">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5"/>
      <text:p text:style-name="P375">{"error":"Not found-&gt;User name not found"}</text:p>
      <text:p text:style-name="P223"/>
      <text:p text:style-name="P165"><text:span text:style-name="T154">Input para output </text:span><text:span text:style-name="T158">NOT</text:span><text:span text:style-name="T154"> </text:span><text:span text:style-name="T155">OK</text:span></text:p>
      <text:p text:style-name="P407"/>
      <text:p text:style-name="P409">{</text:p>
      <text:p text:style-name="P1"><text:span text:style-name="T18">"name"</text:span>:<text:span text:style-name="T47">"newroot"</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409"/>
      <text:p text:style-name="P166"><text:span text:style-name="T159">O</text:span><text:span text:style-name="T155">utput </text:span><text:span text:style-name="T158">NOT</text:span><text:span text:style-name="T155"> OK</text:span></text:p>
      <text:p text:style-name="P407"/>
      <text:p text:style-name="P223">{"error":"User not found-&gt;Null or incorrect ID user"}</text:p>
      <text:p text:style-name="P223"/>
      <text:p text:style-name="P299"><text:soft-page-break/><text:span text:style-name="T244">Modificar de un usuario existente,</text:span> el campo id mal definido sintácticamente <text:span text:style-name="T214">o <text:s/>semánticamente</text:span>:</text:p>
      <text:p text:style-name="P195"/>
      <text:list xml:id="list2945107088" text:style-name="L3">
        <text:list-item>
          <text:p text:style-name="P464"/>
        </text:list-item>
      </text:list>
      <text:p text:style-name="P129"/>
      <text:p text:style-name="P60"><text:span text:style-name="T169">Input para output </text:span><text:span text:style-name="T171">NOT</text:span><text:span text:style-name="T169"> </text:span><text:span text:style-name="T170">OK</text:span></text:p>
      <text:p text:style-name="P83"><text:tab/>{</text:p>
      <text:p text:style-name="P37"><text:tab/>id:<text:span text:style-name="T184">24</text:span>,</text:p>
      <text:p text:style-name="P37"><text:span text:style-name="T18"><text:tab/>"name"</text:span>:<text:span text:style-name="T47">"rootmod"</text:span>,</text:p>
      <text:p text:style-name="P4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p>
      <text:p text:style-name="P41"><text:span text:style-name="T18"><text:tab/><text:tab/>"description"</text:span>:<text:span text:style-name="T47">"permission for update user"</text:span>, <text:span text:style-name="T18">"date"</text:span>:<text:span text:style-name="T47">"2021-07-05"</text:span>, <text:span text:style-name="T18">"services"</text:span>:[]}]</text:p>
      <text:p text:style-name="P37"><text:tab/>}</text:p>
      <text:p text:style-name="P128"/>
      <text:p text:style-name="P60"><text:span text:style-name="T172">O</text:span><text:span text:style-name="T169">utput </text:span><text:span text:style-name="T171">NOT</text:span><text:span text:style-name="T169"> </text:span><text:span text:style-name="T170">OK</text:span></text:p>
      <text:p text:style-name="P128"/>
      <text:p text:style-name="P83"><text:tab/>{</text:p>
      <text:p text:style-name="P37"><text:span text:style-name="T18"><text:tab/>"timestamp"</text:span>: <text:span text:style-name="T47">"2021-07-06T19:01:42.105+00:00"</text:span>,</text:p>
      <text:p text:style-name="P37"><text:span text:style-name="T18"><text:tab/>"status"</text:span>: <text:span text:style-name="T184">400</text:span>,</text:p>
      <text:p text:style-name="P37"><text:span text:style-name="T18"><text:tab/>"error"</text:span>: <text:span text:style-name="T47">"Bad Request"</text:span>,</text:p>
      <text:p text:style-name="P37"><text:span text:style-name="T18"><text:tab/>"path"</text:span>: <text:span text:style-name="T47">"/user/update"</text:span></text:p>
      <text:p text:style-name="P91"><text:tab/>}</text:p>
      <text:p text:style-name="P129"/>
      <text:list xml:id="list115728632432902" text:continue-numbering="true" text:style-name="L3">
        <text:list-item>
          <text:p text:style-name="P464"/>
        </text:list-item>
      </text:list>
      <text:p text:style-name="P129"/>
      <text:p text:style-name="P61"><text:span text:style-name="T169">Input para output </text:span><text:span text:style-name="T171">NOT</text:span><text:span text:style-name="T169"> </text:span><text:span text:style-name="T170">OK</text:span></text:p>
      <text:p text:style-name="P91"><text:tab/>{</text:p>
      <text:p text:style-name="P444"><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4"><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text:p>
      <text:p text:style-name="P1"><text:span text:style-name="T18"><text:tab/>"timestamp"</text:span>: <text:span text:style-name="T47">"2021-07-06T19:05:44.350+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29"/>
      <text:p text:style-name="P129"/>
      <text:p text:style-name="P129"/>
      <text:p text:style-name="P129"/>
      <text:p text:style-name="P129"/>
      <text:p text:style-name="P129"><text:soft-page-break/></text:p>
      <text:list xml:id="list115728237287538" text:continue-numbering="true" text:style-name="L3">
        <text:list-item>
          <text:p text:style-name="P464"/>
        </text:list-item>
      </text:list>
      <text:p text:style-name="P129"/>
      <text:p text:style-name="P61"><text:span text:style-name="T169">Input para output </text:span><text:span text:style-name="T171">NOT</text:span><text:span text:style-name="T169"> </text:span><text:span text:style-name="T170">OK</text:span></text:p>
      <text:p text:style-name="P91"/>
      <text:p text:style-name="P91"><text:tab/>{</text:p>
      <text:p text:style-name="P1"><text:span text:style-name="T18"><text:tab/>"idd"</text:span>:<text:span text:style-name="T184">24</text:span>,</text:p>
      <text:p text:style-name="P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1"><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error":"insuficient information"}</text:p>
      <text:p text:style-name="P129"/>
      <text:list xml:id="list115727280313499" text:continue-numbering="true" text:style-name="L3">
        <text:list-item>
          <text:p text:style-name="P459"><text:span text:style-name="T215">Al p</text:span>oner nombre o etiqueta de campo id <text:span text:style-name="T215">de usuario,</text:span> bien definido sintácticamente y mal definido semánticamente (nombre que no es el definido en la API) <text:span text:style-name="T215">pero bien definido sintáctica y semánticamente el nombre del usuario, no se espera error. Se busca el usuario por su nombre y el campo id mal definido es omitido para el servidor</text:span></text:p>
        </text:list-item>
      </text:list>
      <text:p text:style-name="P195"/>
      <text:p text:style-name="P195"/>
      <text:p text:style-name="P299"><text:span text:style-name="T244">Modificar de un usuario existente,</text:span> el <text:span text:style-name="T6">valor del </text:span>campo id mal definido sintáctica <text:span text:style-name="T217">y/</text:span><text:span text:style-name="T216">o semanticamente incorrecto</text:span>:</text:p>
      <text:p text:style-name="P195"/>
      <text:list xml:id="list1916163234" text:style-name="L4">
        <text:list-item>
          <text:p text:style-name="P469"/>
        </text:list-item>
      </text:list>
      <text:p text:style-name="P229"/>
      <text:p text:style-name="P62"><text:span text:style-name="T169">Input para output </text:span><text:span text:style-name="T171">NOT</text:span><text:span text:style-name="T169"> </text:span><text:span text:style-name="T170">OK</text:span></text:p>
      <text:p text:style-name="P408"/>
      <text:p text:style-name="P410"><text:tab/>{</text:p>
      <text:p text:style-name="P2"><text:span text:style-name="T18"><text:tab/>"id"</text:span>:<text:span text:style-name="T47">"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408"/>
      <text:p text:style-name="P62"><text:span text:style-name="T174">O</text:span><text:span text:style-name="T170">utput </text:span><text:span text:style-name="T171">NOT</text:span><text:span text:style-name="T170"> OK</text:span></text:p>
      <text:p text:style-name="P229"/>
      <text:p text:style-name="P229"/>
      <text:p text:style-name="P87"><text:tab/>{</text:p>
      <text:p text:style-name="P1"><text:span text:style-name="T18"><text:tab/>"timestamp"</text:span>: <text:span text:style-name="T47">"2021-07-06T19:29:03.71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9"/>
      <text:p text:style-name="P229"/>
      <text:p text:style-name="P229"/>
      <text:p text:style-name="P229"/>
      <text:list xml:id="list115727808872550" text:continue-numbering="true" text:style-name="L4">
        <text:list-item>
          <text:p text:style-name="P469"><text:soft-page-break/></text:p>
        </text:list-item>
      </text:list>
      <text:p text:style-name="P62"><text:span text:style-name="T169">Input para output </text:span><text:span text:style-name="T171">NOT</text:span><text:span text:style-name="T169"> </text:span><text:span text:style-name="T170">OK</text:span></text:p>
      <text:p text:style-name="P408"/>
      <text:p text:style-name="P410"><text:tab/>{</text:p>
      <text:p text:style-name="P2"><text:span text:style-name="T18"><text:tab/>"id"</text:span>:<text:span text:style-name="T47">"100"</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10"/>
      <text:p text:style-name="P408"/>
      <text:p text:style-name="P62"><text:span text:style-name="T174">O</text:span><text:span text:style-name="T170">utput </text:span><text:span text:style-name="T171">NOT</text:span><text:span text:style-name="T170"> OK</text:span></text:p>
      <text:p text:style-name="P229"/>
      <text:p text:style-name="P229"><text:tab/>{"error":"User not found-&gt;Null or incorrect ID user"}</text:p>
      <text:p text:style-name="P229"/>
      <text:list xml:id="list115728050246308" text:continue-numbering="true" text:style-name="L4">
        <text:list-item>
          <text:p text:style-name="P469"/>
        </text:list-item>
      </text:list>
      <text:p text:style-name="P229"/>
      <text:p text:style-name="P62"><text:span text:style-name="T169">Input para output </text:span><text:span text:style-name="T171">NOT</text:span><text:span text:style-name="T169"> </text:span><text:span text:style-name="T170">OK</text:span></text:p>
      <text:p text:style-name="P410"/>
      <text:p text:style-name="P410"><text:tab/>{</text:p>
      <text:p text:style-name="P2"><text:span text:style-name="T18"><text:tab/>"id"</text:span>:<text:span text:style-name="T47">"cien"</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10"/>
      <text:p text:style-name="P408"/>
      <text:p text:style-name="P62"><text:span text:style-name="T174">O</text:span><text:span text:style-name="T170">utput </text:span><text:span text:style-name="T171">NOT</text:span><text:span text:style-name="T170"> OK</text:span></text:p>
      <text:p text:style-name="P87"><text:tab/>{</text:p>
      <text:p text:style-name="P1"><text:span text:style-name="T18"><text:tab/>"timestamp"</text:span>: <text:span text:style-name="T47">"2021-07-06T19:33:14.22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9"/>
      <text:p text:style-name="P229"/>
      <text:list xml:id="list115727291265777" text:continue-numbering="true" text:style-name="L4">
        <text:list-item>
          <text:p text:style-name="P460"><text:span text:style-name="T175">Al p</text:span><text:span text:style-name="T169">oner </text:span><text:span text:style-name="T176">el valor del</text:span><text:span text:style-name="T169"> nombre o etiqueta de campo id </text:span><text:span text:style-name="T175">de usuario,</text:span><text:span text:style-name="T169"> bien definido sintácticamente y mal definido semánticamente </text:span><text:span text:style-name="T177">(es decir id inexistente en base de datos)</text:span><text:span text:style-name="T169">, </text:span><text:span text:style-name="T175">pero bien definido sintáctica y semánticamente el nombre del usuario, no se espera error. Se busca el usuario por su nombre y el </text:span><text:span text:style-name="T176">valor del </text:span><text:span text:style-name="T175">campo id mal definido es omitido para el servidor</text:span></text:p>
        </text:list-item>
      </text:list>
      <text:p text:style-name="P408"/>
      <text:p text:style-name="P195"/>
      <text:p text:style-name="P195"/>
      <text:p text:style-name="P195"/>
      <text:p text:style-name="P195"/>
      <text:p text:style-name="P195"/>
      <text:p text:style-name="P195"/>
      <text:p text:style-name="P195"/>
      <text:p text:style-name="P195"/>
      <text:p text:style-name="P300"><text:soft-page-break/><text:span text:style-name="T244">Modificar de un usuario existente,</text:span> el campo <text:span text:style-name="T7">nombre</text:span> mal definido sintáctica <text:span text:style-name="T219">o semánticamente</text:span>:</text:p>
      <text:p text:style-name="P195"/>
      <text:p text:style-name="P179"/>
      <text:list xml:id="list2364752449" text:style-name="L5">
        <text:list-item>
          <text:p text:style-name="P477"/>
        </text:list-item>
      </text:list>
      <text:p text:style-name="P180"/>
      <text:p text:style-name="P182">Input para output NOT OK</text:p>
      <text:p text:style-name="P182"/>
      <text:p text:style-name="P88"><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30"/>
      <text:p text:style-name="P182"/>
      <text:p text:style-name="P182">Output NOT OK</text:p>
      <text:p text:style-name="P182"/>
      <text:p text:style-name="P63"><text:tab/>{</text:p>
      <text:p text:style-name="P1"><text:span text:style-name="T18"><text:tab/>"timestamp"</text:span>: <text:span text:style-name="T47">"2021-07-06T19:48:40.79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80"/>
      <text:p text:style-name="P180"/>
      <text:list xml:id="list115728684388789" text:continue-numbering="true" text:style-name="L5">
        <text:list-item>
          <text:p text:style-name="P478"/>
        </text:list-item>
      </text:list>
      <text:p text:style-name="P180"/>
      <text:p text:style-name="P183">Input para output NOT OK</text:p>
      <text:p text:style-name="P181"/>
      <text:p text:style-name="P64"><text:tab/>{</text:p>
      <text:p text:style-name="P2"><text:tab/>name:<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Output NOT OK</text:p>
      <text:p text:style-name="P181"/>
      <text:p text:style-name="P64"><text:tab/>{</text:p>
      <text:p text:style-name="P2"><text:span text:style-name="T18"><text:tab/>"timestamp"</text:span>: <text:span text:style-name="T47">"2021-07-06T19:48:40.797+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183"/>
      <text:p text:style-name="P183"/>
      <text:p text:style-name="P183"/>
      <text:p text:style-name="P183"/>
      <text:p text:style-name="P183"/>
      <text:p text:style-name="P183"><text:soft-page-break/></text:p>
      <text:list xml:id="list115728166989884" text:continue-numbering="true" text:style-name="L5">
        <text:list-item>
          <text:p text:style-name="P478"/>
        </text:list-item>
      </text:list>
      <text:p text:style-name="P180"/>
      <text:p text:style-name="P183">Input para output NOT OK</text:p>
      <text:p text:style-name="P183"/>
      <text:p text:style-name="P64"><text:tab/>{</text:p>
      <text:p text:style-name="P2"><text:span text:style-name="T18"><text:tab/>"1name"</text:span>:<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
      <text:p text:style-name="P183">Output NOT OK</text:p>
      <text:p text:style-name="P183"/>
      <text:p text:style-name="P183">{"error":"insuficient information"}</text:p>
      <text:p text:style-name="P183"/>
      <text:p text:style-name="P183"/>
      <text:list xml:id="list115727850125024" text:continue-numbering="true" text:style-name="L5">
        <text:list-item>
          <text:p text:style-name="P461"><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9"/>
      <text:p text:style-name="P178"/>
      <text:p text:style-name="P300"><text:span text:style-name="T244">Modificar de un usuario existente,</text:span> el <text:span text:style-name="T6">valor del </text:span>campo <text:span text:style-name="T7">nombre</text:span> mal definido sintáctica <text:span text:style-name="T218">o semánticamente</text:span>:</text:p>
      <text:p text:style-name="P196"/>
      <text:p text:style-name="P196"/>
      <text:list xml:id="list1294704679" text:style-name="L6">
        <text:list-item>
          <text:p text:style-name="P470"/>
        </text:list-item>
      </text:list>
      <text:p text:style-name="P232"/>
      <text:p text:style-name="P233">Input para output NOT OK</text:p>
      <text:p text:style-name="P233"/>
      <text:p text:style-name="P89"><text:tab/>{</text:p>
      <text:p text:style-name="P2"><text:span text:style-name="T18"><text:tab/>"name"</text:span>: “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3"/>
      <text:p text:style-name="P233"/>
      <text:p text:style-name="P233">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231"/>
      <text:list xml:id="list115729325864597" text:continue-numbering="true" text:style-name="L6">
        <text:list-item>
          <text:p text:style-name="P470"><text:soft-page-break/></text:p>
        </text:list-item>
      </text:list>
      <text:p text:style-name="P232"/>
      <text:p text:style-name="P233">Input para output NOT OK</text:p>
      <text:p text:style-name="P234"/>
      <text:p text:style-name="P89"><text:tab/>{</text:p>
      <text:p text:style-name="P2"><text:span text:style-name="T18"><text:tab/>"name"</text:span>: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3"/>
      <text:p text:style-name="P233"/>
      <text:p text:style-name="P233">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2"/>
      <text:list xml:id="list115729453485469" text:continue-numbering="true" text:style-name="L6">
        <text:list-item>
          <text:p text:style-name="P470"/>
        </text:list-item>
      </text:list>
      <text:p text:style-name="P232"/>
      <text:p text:style-name="P226"><text:span text:style-name="T213">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6"/>
      <text:p text:style-name="P376">{"error":"Not found-&gt;User name not found"}</text:p>
      <text:p text:style-name="P233"/>
      <text:p text:style-name="P233"/>
      <text:p text:style-name="P233">Input para output NOT OK</text:p>
      <text:p text:style-name="P233"/>
      <text:p text:style-name="P89"><text:tab/>{</text:p>
      <text:p text:style-name="P2"><text:span text:style-name="T18"><text:tab/>"name"</text:span>:<text:span text:style-name="T47">"newroot"</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3"/>
      <text:p text:style-name="P233"/>
      <text:p text:style-name="P233">Output NOT OK</text:p>
      <text:p text:style-name="P233"/>
      <text:p text:style-name="P233"/>
      <text:p text:style-name="P232"><text:tab/>{"error":"User not found-&gt;Null or incorrect ID user"}</text:p>
      <text:p text:style-name="P232"/>
      <text:p text:style-name="P232"/>
      <text:list xml:id="list115728902087664" text:continue-numbering="true" text:style-name="L6">
        <text:list-item>
          <text:p text:style-name="P462"><text:span text:style-name="T175">Al p</text:span><text:span text:style-name="T169">oner </text:span><text:span text:style-name="T176">el valor del</text:span><text:span text:style-name="T169"> nombre o etiqueta de campo </text:span><text:span text:style-name="T178">nombre</text:span><text:span text:style-name="T169"> </text:span><text:span text:style-name="T175">de usuario,</text:span><text:span text:style-name="T169"> bien definido sintácticamente y mal definido semánticamente </text:span><text:span text:style-name="T177">(es decir </text:span><text:span text:style-name="T179">nombre de usuario</text:span><text:span text:style-name="T177"> inexistente en base de datos)</text:span><text:span text:style-name="T169">, </text:span><text:span text:style-name="T175">pero bien definido sintáctica y semánticamente el </text:span><text:span text:style-name="T179">id</text:span><text:span text:style-name="T175"> del usuario, no se espera error. Se busca el usuario por su </text:span><text:span text:style-name="T179">id</text:span><text:span text:style-name="T175"> y el </text:span><text:span text:style-name="T176">valor del </text:span><text:span text:style-name="T175">campo </text:span><text:span text:style-name="T179">nombre </text:span><text:span text:style-name="T180">de usuario</text:span><text:span text:style-name="T175"> mal definido es omitido para el servidor</text:span></text:p>
          <text:p text:style-name="P470"/>
        </text:list-item>
      </text:list>
      <text:p text:style-name="P195"/>
      <text:p text:style-name="P300"><text:soft-page-break/><text:span text:style-name="T244">Modificar de un usuario existente,</text:span> el campo <text:span text:style-name="T8">contraseña</text:span> mal definido sintácticamente:</text:p>
      <text:p text:style-name="P196"/>
      <text:list xml:id="list1125007950" text:style-name="L7">
        <text:list-item>
          <text:p text:style-name="P471"/>
        </text:list-item>
      </text:list>
      <text:p text:style-name="P235"/>
      <text:p text:style-name="P237">Input para output NOT OK</text:p>
      <text:p text:style-name="P237"/>
      <text:p text:style-name="P92"><text:tab/>{</text:p>
      <text:p text:style-name="P2"><text:span text:style-name="T18"><text:tab/>"name"</text:span>:<text:span text:style-name="T47">"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37"/>
      <text:p text:style-name="P237">Output NOT OK</text:p>
      <text:p text:style-name="P237"/>
      <text:p text:style-name="P92"><text:tab/>{</text:p>
      <text:p text:style-name="P1"><text:span text:style-name="T18"><text:tab/>"timestamp"</text:span>: <text:span text:style-name="T47">"2021-07-06T20:17:16.154+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5"/>
      <text:p text:style-name="P235"/>
      <text:list xml:id="list115728002352967" text:continue-numbering="true" text:style-name="L7">
        <text:list-item>
          <text:p text:style-name="P471"/>
        </text:list-item>
      </text:list>
      <text:p text:style-name="P235"/>
      <text:p text:style-name="P238">Input para output NOT OK</text:p>
      <text:p text:style-name="P238"/>
      <text:p text:style-name="P93"><text:tab/>{</text:p>
      <text:p text:style-name="P14"><text:span text:style-name="T18"><text:tab/>"name"</text:span>:<text:span text:style-name="T47">"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9"><text:tab/>}</text:p>
      <text:p text:style-name="P238"/>
      <text:p text:style-name="P238">Output NOT OK</text:p>
      <text:p text:style-name="P238"/>
      <text:p text:style-name="P93"><text:tab/>{</text:p>
      <text:p text:style-name="P14"><text:span text:style-name="T18"><text:tab/>"timestamp"</text:span>: <text:span text:style-name="T47">"2021-07-06T20:17:16.154+00:00"</text:span>,</text:p>
      <text:p text:style-name="P14"><text:span text:style-name="T18"><text:tab/>"status"</text:span>: <text:span text:style-name="T184">400</text:span>,</text:p>
      <text:p text:style-name="P14"><text:span text:style-name="T18"><text:tab/>"error"</text:span>: <text:span text:style-name="T47">"Bad Request"</text:span>,</text:p>
      <text:p text:style-name="P14"><text:span text:style-name="T18"><text:tab/>"path"</text:span>: <text:span text:style-name="T47">"/user/update"</text:span></text:p>
      <text:p text:style-name="P93"><text:tab/>}</text:p>
      <text:p text:style-name="P203"/>
      <text:p text:style-name="P195"/>
      <text:p text:style-name="P195"/>
      <text:p text:style-name="P195"/>
      <text:p text:style-name="P301"><text:soft-page-break/><text:span text:style-name="T33">Modificar de un usuario existente,</text:span><text:span text:style-name="T27"> el </text:span><text:span text:style-name="T31">valor del </text:span><text:span text:style-name="T27">campo </text:span><text:span text:style-name="T32">contraseña</text:span><text:span text:style-name="T27"> mal definido sintácticamente:</text:span></text:p>
      <text:p text:style-name="P84"/>
      <text:p text:style-name="P84"/>
      <text:p text:style-name="P97">Input para output NOT OK</text:p>
      <text:p text:style-name="P97"/>
      <text:p text:style-name="P98">{</text:p>
      <text:p text:style-name="P2"><text:span text:style-name="T18">"name"</text:span>:<text:span text:style-name="T47">"rootmod"</text:span>,</text:p>
      <text:p text:style-name="P2"><text:span text:style-name="T18">"passwordd"</text:span>:passroot<text:span text:style-name="T47">",</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p>
      <text:p text:style-name="P97"/>
      <text:p text:style-name="P97">Output NOT OK</text:p>
      <text:p text:style-name="P195"/>
      <text:p text:style-name="P85">{</text:p>
      <text:p text:style-name="P1"><text:span text:style-name="T18">"timestamp"</text:span>: <text:span text:style-name="T47">"2021-07-07T20:45:25.134+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update"</text:span></text:p>
      <text:p text:style-name="P1">}</text:p>
      <text:p text:style-name="P195"/>
      <text:p text:style-name="P300"><text:span text:style-name="T244">Modificar de un usuario existente,</text:span> el campo <text:span text:style-name="T9">roles </text:span>mal definido sintácticamente:</text:p>
      <text:p text:style-name="P196"/>
      <text:list xml:id="list3072125795" text:style-name="L8">
        <text:list-item>
          <text:p text:style-name="P472"/>
        </text:list-item>
      </text:list>
      <text:p text:style-name="P240"/>
      <text:p text:style-name="P243">Input para output NOT OK</text:p>
      <text:p text:style-name="P243"/>
      <text:p text:style-name="P105"><text:tab/>{</text:p>
      <text:p text:style-name="P2"><text:span text:style-name="T18"><text:tab/>"name"</text:span>:<text:span text:style-name="T47">"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43"/>
      <text:p text:style-name="P243"/>
      <text:p text:style-name="P243">Output NOT OK</text:p>
      <text:p text:style-name="P243"/>
      <text:p text:style-name="P105"><text:tab/>{</text:p>
      <text:p text:style-name="P1"><text:span text:style-name="T18"><text:tab/>"timestamp"</text:span>: <text:span text:style-name="T47">"2021-07-07T19:38:47.14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40"/>
      <text:p text:style-name="P240"/>
      <text:p text:style-name="P240"/>
      <text:p text:style-name="P240"/>
      <text:p text:style-name="P240"/>
      <text:list xml:id="list115728302291119" text:continue-numbering="true" text:style-name="L8">
        <text:list-item>
          <text:p text:style-name="P472"><text:soft-page-break/></text:p>
        </text:list-item>
      </text:list>
      <text:p text:style-name="P240"/>
      <text:p text:style-name="P244">Input para output NOT OK</text:p>
      <text:p text:style-name="P242"/>
      <text:p text:style-name="P106"><text:tab/>{</text:p>
      <text:p text:style-name="P22"><text:span text:style-name="T18"><text:tab/>"name"</text:span>:<text:span text:style-name="T47">"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7"><text:tab/>}</text:p>
      <text:p text:style-name="P244"/>
      <text:p text:style-name="P244">Output NOT OK</text:p>
      <text:p text:style-name="P240"/>
      <text:p text:style-name="P106"><text:tab/>{</text:p>
      <text:p text:style-name="P42"><text:span text:style-name="T18"><text:tab/>"timestamp"</text:span>: <text:span text:style-name="T47">"2021-07-07T19:38:47.147+00:00"</text:span>,</text:p>
      <text:p text:style-name="P42"><text:span text:style-name="T18"><text:tab/>"status"</text:span>: <text:span text:style-name="T184">400</text:span>,</text:p>
      <text:p text:style-name="P42"><text:span text:style-name="T18"><text:tab/>"error"</text:span>: <text:span text:style-name="T47">"Bad Request"</text:span>,</text:p>
      <text:p text:style-name="P42"><text:span text:style-name="T18"><text:tab/>"path"</text:span>: <text:span text:style-name="T47">"/user/update"</text:span></text:p>
      <text:p text:style-name="P42"><text:tab/>}</text:p>
      <text:p text:style-name="P241"/>
      <text:p text:style-name="P300"><text:span text:style-name="T244">Modificar de un usuario existente,</text:span> el <text:span text:style-name="T6">valor del </text:span>campo <text:span text:style-name="T9">roles</text:span> mal definido sintácticamente <text:span text:style-name="T10">o semánticamente</text:span>:</text:p>
      <text:p text:style-name="P196"/>
      <text:list xml:id="list115727688365988" text:continue-list="list115726003103310" text:style-name="L2">
        <text:list-item>
          <text:p text:style-name="P468"><text:span text:style-name="T11">Modificar</text:span> campo id de rol, mal definido sintácticamente:</text:p>
        </text:list-item>
      </text:list>
      <text:p text:style-name="P209"/>
      <text:p text:style-name="P245">Input para output NOT OK</text:p>
      <text:p text:style-name="P245"/>
      <text:p text:style-name="P107"><text:tab/>{</text:p>
      <text:p text:style-name="P2"><text:span text:style-name="T18"><text:tab/>"name"</text:span>:<text:span text:style-name="T47">"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45"/>
      <text:p text:style-name="P245"/>
      <text:p text:style-name="P245">Output NOT OK</text:p>
      <text:p text:style-name="P209"/>
      <text:p text:style-name="P80"><text:tab/>{</text:p>
      <text:p text:style-name="P1"><text:span text:style-name="T18"><text:tab/>"timestamp"</text:span>: <text:span text:style-name="T47">"2021-07-07T19:44:59.45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p text:style-name="P209"/>
      <text:p text:style-name="P209"/>
      <text:p text:style-name="P209"/>
      <text:p text:style-name="P209"/>
      <text:p text:style-name="P209"/>
      <text:p text:style-name="P209"/>
      <text:list xml:id="list115728843973791" text:continue-numbering="true" text:style-name="L2">
        <text:list-item>
          <text:p text:style-name="P468"><text:soft-page-break/><text:span text:style-name="T11">Modificar</text:span> el valor del campo id de rol, mal definido sintácticamente:</text:p>
        </text:list-item>
      </text:list>
      <text:p text:style-name="P209"/>
      <text:p text:style-name="P249">Input para output NOT OK</text:p>
      <text:p text:style-name="P249"/>
      <text:p text:style-name="P108"><text:tab/>{</text:p>
      <text:p text:style-name="P2"><text:span text:style-name="T18"><text:tab/>"name"</text:span>:<text:span text:style-name="T47">"rootmod"</text:span>,</text:p>
      <text:p text:style-name="P2"><text:span text:style-name="T18"><text:tab/>"roles"</text:span>:[{<text:span text:style-name="T18">"id"</text:span>:<text:span text:style-name="T47">"tres"</text:span>,<text:span text:style-name="T18">"nameRole"</text:span>:<text:span text:style-name="T47">"delete"</text:span>, <text:span text:style-name="T18">"description"</text:span>:<text:span text:style-name="T47">"permission for delete user"</text:span>, <text:tab/><text:tab/><text:tab/><text:span text:style-name="T18">"date"</text:span>:<text:span text:style-name="T47">"2021-07-05"</text:span>, <text:span text:style-name="T18">"services"</text:span>:[]}, {<text:span text:style-name="T18">"nameRole"</text:span>:<text:span text:style-name="T47">"add"</text:span>, <text:span text:style-name="T18">"description"</text:span>:<text:span text:style-name="T47">"permission <text:tab/><text:tab/>for add user modif"</text:span>, <text:span text:style-name="T18">"date"</text:span>:<text:span text:style-name="T47">"2021-07-05"</text:span>, <text:span text:style-name="T18">"services"</text:span>:[]}, {<text:span text:style-name="T18">"nameRole"</text:span>:<text:span text:style-name="T47">"update"</text:span>, <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9"/>
      <text:p text:style-name="P249">Output NOT OK</text:p>
      <text:p text:style-name="P209"/>
      <text:p text:style-name="P209"/>
      <text:p text:style-name="P80"><text:tab/>{</text:p>
      <text:p text:style-name="P1"><text:span text:style-name="T18"><text:tab/>"timestamp"</text:span>: <text:span text:style-name="T47">"2021-07-07T19:49:54.359+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list xml:id="list115727927416555" text:continue-numbering="true" text:style-name="L2">
        <text:list-item>
          <text:p text:style-name="P473">Modificar el valor del campo id de rol, mal definido semánticamente (inexistente en base de datos) sin definir nombre de rol:</text:p>
        </text:list-item>
      </text:list>
      <text:p text:style-name="P246"/>
      <text:p text:style-name="P250">Input para output NOT OK</text:p>
      <text:p text:style-name="P251"/>
      <text:p text:style-name="P109"><text:tab/>{</text:p>
      <text:p text:style-name="P2"><text:span text:style-name="T18"><text:tab/>"name"</text:span>:<text:span text:style-name="T47">"rootmod"</text:span>,</text:p>
      <text:p text:style-name="P2"><text:span text:style-name="T18"><text:tab/>"roles"</text:span>:[{<text:span text:style-name="T18">"id"</text:span>:<text:span text:style-name="T184">100</text:span>, <text:span text:style-name="T18">"description"</text:span>:<text:span text:style-name="T47">"permission for delete user"</text:span>, <text:span text:style-name="T18">"date"</text:span>:<text:span text:style-name="T47">"2021-07-05"</text:span>, <text:tab/><text:tab/><text:tab/><text:span text:style-name="T18">"services"</text:span>:[]}, {<text:span text:style-name="T18">"nameRole"</text:span>:<text:span text:style-name="T47">"add"</text:span>, <text:span text:style-name="T18">"description"</text:span>:<text:span text:style-name="T47">"permission for add user modif"</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50"/>
      <text:p text:style-name="P250">Output NOT OK</text:p>
      <text:p text:style-name="P247"/>
      <text:p text:style-name="P247"/>
      <text:p text:style-name="P247">{"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47"/>
      <text:p text:style-name="P247"/>
      <text:p text:style-name="P247"/>
      <text:p text:style-name="P247"/>
      <text:p text:style-name="P247"/>
      <text:p text:style-name="P247"/>
      <text:p text:style-name="P247"/>
      <text:p text:style-name="P247"/>
      <text:p text:style-name="P247"/>
      <text:p text:style-name="P247"/>
      <text:list xml:id="list115728108411487" text:continue-numbering="true" text:style-name="L2">
        <text:list-item>
          <text:p text:style-name="P468"><text:soft-page-break/><text:span text:style-name="T11">Modificar</text:span> campo nombre de rol, mal definido sintácticamente:</text:p>
        </text:list-item>
      </text:list>
      <text:p text:style-name="P209"/>
      <text:p text:style-name="P257">Input para output NOT OK</text:p>
      <text:p text:style-name="P257"/>
      <text:p text:style-name="P95"><text:tab/>{</text:p>
      <text:p text:style-name="P2"><text:span text:style-name="T18"><text:tab/>"name"</text:span>:<text:span text:style-name="T47">"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9"/>
      <text:p text:style-name="P257"/>
      <text:p text:style-name="P94">Output NOT OK</text:p>
      <text:p text:style-name="P255"/>
      <text:p text:style-name="P110"><text:tab/>{</text:p>
      <text:p text:style-name="P2"><text:span text:style-name="T18"><text:tab/>"timestamp"</text:span>: <text:span text:style-name="T47">"2021-07-07T20:13:23.725+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2"/>
      <text:p text:style-name="P209"/>
      <text:list xml:id="list115727898527878" text:continue-numbering="true" text:style-name="L2">
        <text:list-item>
          <text:p text:style-name="P468"><text:span text:style-name="T11">Modificar</text:span> el valor del campo nombre de rol, mal definido sintácticamente:</text:p>
        </text:list-item>
      </text:list>
      <text:p text:style-name="P209"/>
      <text:p text:style-name="P209"/>
      <text:p text:style-name="P253">Input para output NOT OK</text:p>
      <text:p text:style-name="P253"/>
      <text:p text:style-name="P111"><text:tab/>{</text:p>
      <text:p text:style-name="P43"><text:span text:style-name="T18"><text:tab/>"name"</text:span>:<text:span text:style-name="T47">"rootmod"</text:span>,</text:p>
      <text:p text:style-name="P43"><text:span text:style-name="T18"><text:tab/>"roles"</text:span>:[{<text:span text:style-name="T18">"nameRole"</text:span>:delete<text:span text:style-name="T47">",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8"><text:tab/>}</text:p>
      <text:p text:style-name="P254"/>
      <text:p text:style-name="P253">Output NOT OK</text:p>
      <text:p text:style-name="P253"/>
      <text:p text:style-name="P254"/>
      <text:p text:style-name="P111"><text:tab/>{</text:p>
      <text:p text:style-name="P17"><text:span text:style-name="T18"><text:tab/>"timestamp"</text:span>: <text:span text:style-name="T47">"2021-07-07T20:06:52.433+00:00"</text:span>,</text:p>
      <text:p text:style-name="P17"><text:span text:style-name="T18"><text:tab/>"status"</text:span>: <text:span text:style-name="T184">400</text:span>,</text:p>
      <text:p text:style-name="P17"><text:span text:style-name="T18"><text:tab/>"error"</text:span>: <text:span text:style-name="T47">"Bad Request"</text:span>,</text:p>
      <text:p text:style-name="P17"><text:span text:style-name="T18"><text:tab/>"path"</text:span>: <text:span text:style-name="T47">"/user/update"</text:span></text:p>
      <text:p text:style-name="P95"><text:tab/>}</text:p>
      <text:p text:style-name="P209"/>
      <text:p text:style-name="P209"/>
      <text:p text:style-name="P209"/>
      <text:p text:style-name="P209"/>
      <text:p text:style-name="P209"/>
      <text:p text:style-name="P209"/>
      <text:p text:style-name="P209"/>
      <text:list xml:id="list115728305898979" text:continue-numbering="true" text:style-name="L2">
        <text:list-item>
          <text:p text:style-name="P468"><text:soft-page-break/><text:span text:style-name="T11">Modificar</text:span> campo descripción de rol, mal definido sintácticamente:</text:p>
        </text:list-item>
      </text:list>
      <text:p text:style-name="P209"/>
      <text:p text:style-name="P209"/>
      <text:p text:style-name="P256">Input para output NOT OK</text:p>
      <text:p text:style-name="P256"/>
      <text:p text:style-name="P96"><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6"/>
      <text:p text:style-name="P256">Output NOT OK</text:p>
      <text:p text:style-name="P256"/>
      <text:p text:style-name="P96"><text:tab/>{</text:p>
      <text:p text:style-name="P2"><text:span text:style-name="T18"><text:tab/>"timestamp"</text:span>: <text:span text:style-name="T47">"2021-07-07T20:15:15.303+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6"/>
      <text:list xml:id="list115729851137167" text:continue-numbering="true" text:style-name="L2">
        <text:list-item>
          <text:p text:style-name="P468"><text:span text:style-name="T11">Modificar</text:span> el valor del campo descripción de rol, mal definido sintácticamente:</text:p>
        </text:list-item>
      </text:list>
      <text:p text:style-name="P209"/>
      <text:p text:style-name="P256">Input para output NOT OK</text:p>
      <text:p text:style-name="P258"/>
      <text:p text:style-name="P96"><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47">",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6"/>
      <text:p text:style-name="P256"/>
      <text:p text:style-name="P256">Output NOT OK</text:p>
      <text:p text:style-name="P256"/>
      <text:p text:style-name="P96"><text:tab/>{</text:p>
      <text:p text:style-name="P1"><text:span text:style-name="T18"><text:tab/>"timestamp"</text:span>: <text:span text:style-name="T47">"2021-07-07T20:16:31.49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1"/>
      <text:p text:style-name="P1"/>
      <text:p text:style-name="P1"/>
      <text:p text:style-name="P1"/>
      <text:p text:style-name="P84"/>
      <text:p text:style-name="P258"/>
      <text:p text:style-name="P239"/>
      <text:p text:style-name="P138"><text:soft-page-break/>OUTPUTS WARNINGS:</text:p>
      <text:p text:style-name="P138"/>
      <text:list xml:id="list115729624264577" text:continue-numbering="true" text:style-name="L2">
        <text:list-header>
          <text:p text:style-name="P481"/>
        </text:list-header>
      </text:list>
      <text:p text:style-name="P450"><text:span text:style-name="T82">Modificar de un usuario existente </text:span><text:span text:style-name="T83">el nombre o etiqueta del campo contraseña bien definido sintácticamente pero mal definido semánticamente </text:span><text:span text:style-name="T84">(campo no definido en la API)</text:span><text:span text:style-name="T83">. </text:span><text:span text:style-name="T84">En este escensario se omite </text:span><text:span text:style-name="T85">el valor del campo y se da aviso al cliente que el valor no fue registrado</text:span></text:p>
      <text:p text:style-name="P282"/>
      <text:p text:style-name="P260">Input para output WARNINGS</text:p>
      <text:p text:style-name="P263"/>
      <text:p text:style-name="P122">{</text:p>
      <text:p text:style-name="P2"><text:span text:style-name="T18">"name"</text:span>:<text:span text:style-name="T47">"newuser"</text:span>,</text:p>
      <text:p text:style-name="P2"><text:span text:style-name="T18">"roles"</text:span>:[{<text:span text:style-name="T18">"nameRole"</text:span>:<text:span text:style-name="T47">"add"</text:span>}]</text:p>
      <text:p text:style-name="P2">}</text:p>
      <text:p text:style-name="P260"/>
      <text:p text:style-name="P260">Output WARNING</text:p>
      <text:p text:style-name="P260"/>
      <text:p text:style-name="P263">{"warnings":[{"warning":"Incorrect or missing user password"}]}</text:p>
      <text:list xml:id="list1962035560" text:style-name="L9">
        <text:list-header>
          <text:p text:style-name="P474"/>
        </text:list-header>
      </text:list>
      <text:p text:style-name="P452"><text:span text:style-name="T82">Modificar de un usuario existente </text:span><text:span text:style-name="T83">el nombre o etiqueta del campo </text:span><text:span text:style-name="T77">rol</text:span><text:span text:style-name="T83"> bien definido sintácticamente pero mal definido semánticamente </text:span><text:span text:style-name="T84">(campo no definido en la API)</text:span><text:span text:style-name="T83">. </text:span><text:span text:style-name="T84">En este escensario se omite </text:span><text:span text:style-name="T77">el valor del campo y se da aviso al cliente que el valor no fue registrado</text:span></text:p>
      <text:p text:style-name="P236"/>
      <text:p text:style-name="P198"/>
      <text:p text:style-name="P260">Input para output WARNINGS</text:p>
      <text:p text:style-name="P260"/>
      <text:p text:style-name="P122">{</text:p>
      <text:p text:style-name="P2"><text:span text:style-name="T18">"name"</text:span>:<text:span text:style-name="T47">"newuser"</text:span>,</text:p>
      <text:p text:style-name="P2"><text:span text:style-name="T18">"password"</text:span>:<text:span text:style-name="T47">"pass"</text:span></text:p>
      <text:p text:style-name="P2">}</text:p>
      <text:p text:style-name="P260"/>
      <text:p text:style-name="P260">Output WARNING</text:p>
      <text:p text:style-name="P260"/>
      <text:p text:style-name="P198">{"warnings":[{"warning":"Incorrect or missing user roles"}]}</text:p>
      <text:p text:style-name="P140"/>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2">DELETE <text:span text:style-name="T102">USER</text:span>:</text:p>
      <text:p text:style-name="P139"/>
      <text:p text:style-name="P133">OUTPUTS OK:</text:p>
      <text:p text:style-name="P222"/>
      <text:p text:style-name="P320"><text:span text:style-name="T230">Eliminar usuario existente definiendo sintáctica y semánticamente </text:span><text:span text:style-name="T231">correcto </text:span><text:span text:style-name="T230">sólo id, </text:span><text:span text:style-name="T229">con endpoint </text:span><text:span text:style-name="T120">http://localhost:8040/user/</text:span><text:span text:style-name="T152">delete</text:span><text:span text:style-name="T120">/</text:span><text:span text:style-name="T123">{id}</text:span><text:span text:style-name="T87">:</text:span></text:p>
      <text:p text:style-name="P187"/>
      <text:p text:style-name="P187"/>
      <text:p text:style-name="P440"><text:span text:style-name="T70">Get previo a </text:span><text:span text:style-name="T71">delete</text:span><text:span text:style-name="T70"> con enpoints </text:span><text:span text:style-name="T68">http://localhost:8040/user/get/name/</text:span><text:a xlink:type="simple" xlink:href="http://localhost:8040/user/get/name/nameusermod" text:style-name="Internet_20_link" text:visited-style-name="Visited_20_Internet_20_Link"><text:span text:style-name="T69">nameusermod</text:span></text:a><text:span text:style-name="T109">:</text:span></text:p>
      <text:p text:style-name="P377"/>
      <text:p text:style-name="P377">{"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7"/>
      <text:p text:style-name="P441"><text:span text:style-name="T65">endpoint</text:span><text:span text:style-name="T66"> para output </text:span><text:span text:style-name="T67">OK </text:span><text:span text:style-name="T117">http://localhost:8040/user/</text:span><text:span text:style-name="T119">delete</text:span><text:span text:style-name="T117">/</text:span><text:span text:style-name="T118">25</text:span></text:p>
      <text:p text:style-name="P326"/>
      <text:p text:style-name="P326"/>
      <text:p text:style-name="P186"><text:span text:style-name="T143">Get </text:span><text:span text:style-name="T144">posterior</text:span><text:span text:style-name="T143"> a </text:span><text:span text:style-name="T145">delete</text:span><text:span text:style-name="T143"> con enpoints </text:span><text:span text:style-name="T153">http://localhost:8040/user/get/name/nameusermod</text:span><text:span text:style-name="T145">:</text:span></text:p>
      <text:p text:style-name="P261"/>
      <text:p text:style-name="P261">{"error":"Not found-&gt;User name not found"}</text:p>
      <text:p text:style-name="P187"/>
      <text:p text:style-name="P187"/>
      <text:p text:style-name="P323"><text:span text:style-name="T93">Eliminar usuario existente definiendo sintáctica y semánticamente </text:span><text:span text:style-name="T94">correcto </text:span><text:span text:style-name="T93">id </text:span><text:span text:style-name="T95">de usuario</text:span><text:span text:style-name="T93">, </text:span><text:span text:style-name="T92">con endpoint </text:span><text:span text:style-name="T124">http://localhost:8040/user/</text:span><text:span text:style-name="T125">delete</text:span></text:p>
      <text:p text:style-name="P348"/>
      <text:p text:style-name="P438"><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3">username</text:span><text:span text:style-name="T107">:</text:span></text:p>
      <text:p text:style-name="P378"/>
      <text:p text:style-name="P358">{"name":"username", "date":"2021-07-05", "roles":[]}</text:p>
      <text:p text:style-name="P378"/>
      <text:p text:style-name="P184"><text:span text:style-name="T148">Input </text:span><text:span text:style-name="T149">para output OK</text:span></text:p>
      <text:p text:style-name="P353"/>
      <text:p text:style-name="P344">{</text:p>
      <text:p text:style-name="P2"><text:span text:style-name="T18">"id"</text:span>:<text:span text:style-name="T184">27</text:span></text:p>
      <text:p text:style-name="P2">}</text:p>
      <text:p text:style-name="P190"/>
      <text:p text:style-name="P442"><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9"/>
      <text:p text:style-name="P379">{"error":"Not found-&gt;User name not found"}</text:p>
      <text:p text:style-name="P379"/>
      <text:p text:style-name="P379"/>
      <text:p text:style-name="P379"/>
      <text:p text:style-name="P379"/>
      <text:p text:style-name="P379"/>
      <text:p text:style-name="P379"/>
      <text:p text:style-name="P379"/>
      <text:p text:style-name="P379"/>
      <text:p text:style-name="P379"/>
      <text:p text:style-name="P379"/>
      <text:p text:style-name="P379"><text:soft-page-break/></text:p>
      <text:p text:style-name="P321"><text:span text:style-name="T230">Eliminar usuario existente definiendo sintáctica y semánticamente </text:span><text:span text:style-name="T231">correcto </text:span><text:span text:style-name="T232">nombre de usuario</text:span><text:span text:style-name="T230">, </text:span><text:span text:style-name="T229">con endpoint </text:span><text:span text:style-name="T150">http://localhost:8040/user/</text:span><text:span text:style-name="T151">delete</text:span></text:p>
      <text:p text:style-name="P349"/>
      <text:p text:style-name="P439"><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4">nameofuser</text:span><text:span text:style-name="T107">:</text:span></text:p>
      <text:p text:style-name="P380"/>
      <text:p text:style-name="P359">{"name":"nameofuser", "date":"2021-07-07", "roles":[]}</text:p>
      <text:p text:style-name="P380"/>
      <text:p text:style-name="P185"><text:span text:style-name="T148">Input </text:span><text:span text:style-name="T149">para output OK</text:span></text:p>
      <text:p text:style-name="P354"/>
      <text:p text:style-name="P345">{</text:p>
      <text:p text:style-name="P18"><text:span text:style-name="T18">"</text:span><text:span text:style-name="T24">name</text:span><text:span text:style-name="T18">"</text:span>:<text:span text:style-name="T184"> “</text:span><text:span text:style-name="T185">nameofuser</text:span><text:span text:style-name="T184">”</text:span></text:p>
      <text:p text:style-name="P18">}</text:p>
      <text:p text:style-name="P188"/>
      <text:p text:style-name="P439"><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80"/>
      <text:p text:style-name="P380">{"error":"Not found-&gt;User name not found"}</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33">OUTPUTS NOT OK:</text:p>
      <text:p text:style-name="P222"/>
      <text:p text:style-name="P295"><text:span text:style-name="T234">Definir incorrectamente el</text:span> endpoint:</text:p>
      <text:p text:style-name="P355"/>
      <text:p text:style-name="P352"/>
      <text:list xml:id="list2025493836" text:style-name="L10">
        <text:list-item>
          <text:p text:style-name="P454"><text:span text:style-name="T115">Endpoint </text:span><text:span text:style-name="T111">http://localhost:8040/user/</text:span><text:span text:style-name="T116">delete</text:span><text:span text:style-name="T111">/“</text:span><text:span text:style-name="T115">30</text:span><text:span text:style-name="T111">”</text:span></text:p>
        </text:list-item>
      </text:list>
      <text:p text:style-name="P350"/>
      <text:p text:style-name="P350"/>
      <text:p text:style-name="P352">Output NOT OK</text:p>
      <text:p text:style-name="P352"/>
      <text:p text:style-name="P346"><text:tab/>{</text:p>
      <text:p text:style-name="P2"><text:span text:style-name="T18"><text:tab/>"timestamp"</text:span>: <text:span text:style-name="T47">"2021-07-07T21:42:17.958+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delete/%2231%22"</text:span></text:p>
      <text:p text:style-name="P2"><text:tab/>}</text:p>
      <text:p text:style-name="P351"/>
      <text:list xml:id="list115728009582997" text:continue-numbering="true" text:style-name="L10">
        <text:list-item>
          <text:p text:style-name="P454"><text:span text:style-name="T64">Endpoint </text:span><text:span text:style-name="T111">http://localhost:8040/user/</text:span><text:span text:style-name="T116">delet</text:span></text:p>
        </text:list-item>
      </text:list>
      <text:p text:style-name="P390"/>
      <text:p text:style-name="P356"/>
      <text:p text:style-name="P352">Output NOT OK</text:p>
      <text:p text:style-name="P347"><text:tab/>{</text:p>
      <text:p text:style-name="P1"><text:span text:style-name="T18"><text:tab/>"timestamp"</text:span>: <text:span text:style-name="T47">"2021-07-07T21:44:02.619+00:00"</text:span>,</text:p>
      <text:p text:style-name="P1"><text:span text:style-name="T18"><text:tab/>"status"</text:span>: <text:span text:style-name="T184">404</text:span>,</text:p>
      <text:p text:style-name="P1"><text:span text:style-name="T18"><text:tab/>"error"</text:span>: <text:span text:style-name="T47">"Not Found"</text:span>,</text:p>
      <text:p text:style-name="P1"><text:span text:style-name="T18"><text:tab/>"path"</text:span>: <text:span text:style-name="T47">"/user/delet"</text:span></text:p>
      <text:p text:style-name="P1"><text:tab/>}</text:p>
      <text:p text:style-name="P356"/>
      <text:p text:style-name="P187"/>
      <text:p text:style-name="P296">Insertar <text:span text:style-name="T14">body</text:span> <text:span text:style-name="T15">vacío </text:span><text:span text:style-name="T235">usando endpoint de </text:span><text:span text:style-name="T16">delete sin id como parámetro:</text:span></text:p>
      <text:p text:style-name="P189"/>
      <text:p text:style-name="P189"/>
      <text:p text:style-name="P265">Output NOT OK</text:p>
      <text:p text:style-name="P265"/>
      <text:p text:style-name="P112">{</text:p>
      <text:p text:style-name="P2"><text:span text:style-name="T18">"timestamp"</text:span>: <text:span text:style-name="T47">"2021-07-07T21:47:15.338+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65"/>
      <text:p text:style-name="P265"/>
      <text:p text:style-name="P265"/>
      <text:p text:style-name="P265"/>
      <text:p text:style-name="P265"/>
      <text:p text:style-name="P265"/>
      <text:p text:style-name="P265"/>
      <text:p text:style-name="P265"/>
      <text:p text:style-name="P187"/>
      <text:p text:style-name="P187"/>
      <text:p text:style-name="P315"><text:soft-page-break/>Eliminar usuario inexistente <text:span text:style-name="T12">definiendo sintáctica</text:span><text:span text:style-name="T13">mente correcto </text:span><text:span text:style-name="T238">el </text:span><text:span text:style-name="T12">id </text:span><text:span text:style-name="T233">de usuario </text:span><text:span text:style-name="T236">en el endpoint:</text:span></text:p>
      <text:p text:style-name="P266"/>
      <text:p text:style-name="P266"/>
      <text:p text:style-name="P290"><text:span text:style-name="T223">Endpoin</text:span><text:span text:style-name="T86">t: </text:span><text:span text:style-name="T122">http://localhost:8040/user/delete/100</text:span></text:p>
      <text:p text:style-name="P266"/>
      <text:p text:style-name="P266"/>
      <text:p text:style-name="P270">Output NOT OK</text:p>
      <text:p text:style-name="P270"/>
      <text:p text:style-name="P270">{"error":"org.springframework.dao.EmptyResultDataAccessException: No class com.example.demo.entity.EUser entity with id 100 exists!"}</text:p>
      <text:p text:style-name="P270"/>
      <text:p text:style-name="P316">Eliminar usuario inexistente <text:span text:style-name="T12">definiendo sintáctica</text:span><text:span text:style-name="T13">mente correcto </text:span><text:span text:style-name="T12">id </text:span><text:span text:style-name="T233">de usuario, </text:span><text:span text:style-name="T237">con id definido en el input</text:span><text:span text:style-name="T12">:</text:span></text:p>
      <text:p text:style-name="P267"/>
      <text:p text:style-name="P269"><text:span text:style-name="T238">Endpoin</text:span><text:span text:style-name="T91">t: </text:span><text:span text:style-name="T121">http://localhost:8040/user/delete</text:span></text:p>
      <text:p text:style-name="P267"/>
      <text:p text:style-name="P273">Input para output NOT OK</text:p>
      <text:p text:style-name="P273"/>
      <text:p text:style-name="P113">{</text:p>
      <text:p text:style-name="P2"><text:span text:style-name="T18">"id"</text:span>:<text:span text:style-name="T184">100</text:span></text:p>
      <text:p text:style-name="P2">}</text:p>
      <text:p text:style-name="P267"/>
      <text:p text:style-name="P271">Output NOT OK</text:p>
      <text:p text:style-name="P271"/>
      <text:p text:style-name="P271">{"error":"Excepcted ID user-&gt;ID user is null"}</text:p>
      <text:p text:style-name="P271"/>
      <text:p text:style-name="P271"/>
      <text:p text:style-name="P317">Eliminar usuario inexistente <text:span text:style-name="T12">definiendo sintáctica</text:span><text:span text:style-name="T13">mente correcto </text:span><text:span text:style-name="T239">nombre</text:span><text:span text:style-name="T12"> </text:span><text:span text:style-name="T233">de usuario:</text:span></text:p>
      <text:p text:style-name="P357"/>
      <text:p text:style-name="P268"/>
      <text:p text:style-name="P274">Input para output NOT OK</text:p>
      <text:p text:style-name="P274"/>
      <text:p text:style-name="P114">{</text:p>
      <text:p text:style-name="P19"><text:span text:style-name="T18">"</text:span><text:span text:style-name="T25">name</text:span><text:span text:style-name="T18">"</text:span>:<text:span text:style-name="T184"> “</text:span><text:span text:style-name="T186">asd</text:span><text:span text:style-name="T184">”</text:span></text:p>
      <text:p text:style-name="P19">}</text:p>
      <text:p text:style-name="P275"/>
      <text:p text:style-name="P268"/>
      <text:p text:style-name="P272">Output NOT OK</text:p>
      <text:p text:style-name="P272"/>
      <text:p text:style-name="P272">{"error":"User not found-&gt;user is null"}</text:p>
      <text:p text:style-name="P271"/>
      <text:p text:style-name="P191"/>
      <text:p text:style-name="P191"/>
      <text:p text:style-name="P191"/>
      <text:p text:style-name="P191"/>
      <text:p text:style-name="P191"/>
      <text:p text:style-name="P191"/>
      <text:p text:style-name="P191"/>
      <text:p text:style-name="P191"/>
      <text:p text:style-name="P302"><text:soft-page-break/><text:span text:style-name="T17">Eliminar usuario existente con</text:span> el campo <text:span text:style-name="T7">nombre</text:span> mal definido sintácticamente:</text:p>
      <text:p text:style-name="P199"/>
      <text:p text:style-name="P199"/>
      <text:p text:style-name="P278">Intput para output NOT OK</text:p>
      <text:p text:style-name="P276"/>
      <text:p text:style-name="P115">{</text:p>
      <text:p text:style-name="P2"><text:span text:style-name="T18">"name:"</text:span>user<text:span text:style-name="T18">"</text:span></text:p>
      <text:p text:style-name="P445">}</text:p>
      <text:p text:style-name="P276"/>
      <text:p text:style-name="P278">Output NOT OK</text:p>
      <text:p text:style-name="P278"/>
      <text:p text:style-name="P115">{</text:p>
      <text:p text:style-name="P2"><text:span text:style-name="T18">"timestamp"</text:span>: <text:span text:style-name="T47">"2021-07-07T22:02:23.99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04"/>
      <text:p text:style-name="P302"><text:span text:style-name="T17">Eliminar usuario existente con</text:span> el <text:span text:style-name="T6">valor del </text:span>campo <text:span text:style-name="T7">nombre</text:span> mal definido sintácticamente:</text:p>
      <text:p text:style-name="P199"/>
      <text:p text:style-name="P200"/>
      <text:p text:style-name="P279">Intput para output NOT OK</text:p>
      <text:p text:style-name="P277"/>
      <text:p text:style-name="P116">{</text:p>
      <text:p text:style-name="P20"><text:span text:style-name="T18">"name":</text:span>user<text:span text:style-name="T18">"</text:span></text:p>
      <text:p text:style-name="P446">}</text:p>
      <text:p text:style-name="P277"/>
      <text:p text:style-name="P279">Output NOT OK</text:p>
      <text:p text:style-name="P279"/>
      <text:p text:style-name="P116">{</text:p>
      <text:p text:style-name="P20"><text:span text:style-name="T18">"timestamp"</text:span>: <text:span text:style-name="T47">"2021-07-07T22:02:23.996+00:00"</text:span>,</text:p>
      <text:p text:style-name="P20"><text:span text:style-name="T18">"status"</text:span>: <text:span text:style-name="T184">400</text:span>,</text:p>
      <text:p text:style-name="P20"><text:span text:style-name="T18">"error"</text:span>: <text:span text:style-name="T47">"Bad Request"</text:span>,</text:p>
      <text:p text:style-name="P20"><text:span text:style-name="T18">"path"</text:span>: <text:span text:style-name="T47">"/user/delete"</text:span></text:p>
      <text:p text:style-name="P117">}</text:p>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20T11:57:20.319295283</dc:date>
    <meta:editing-duration>P2DT9H41M12S</meta:editing-duration>
    <meta:editing-cycles>435</meta:editing-cycles>
    <meta:generator>LibreOffice/7.1.3.2$Linux_X86_64 LibreOffice_project/10$Build-2</meta:generator>
    <meta:document-statistic meta:table-count="0" meta:image-count="0" meta:object-count="0" meta:page-count="39" meta:paragraph-count="839" meta:word-count="4629" meta:character-count="42841" meta:non-whitespace-character-count="38554"/>
  </office:meta>
</office:document-meta>
</file>